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8cm" fo:padding-right="0.268cm" fo:wrap-option="no-wrap" draw:shadow="hidden"/>
    </style:style>
    <style:style style:name="gr2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3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8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9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0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11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2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3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4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5" style:family="graphic" style:parent-style-name="standard" style:list-style-name="L12">
      <style:graphic-properties draw:stroke="solid" svg:stroke-width="0.035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6" style:family="graphic" style:parent-style-name="standard">
      <style:graphic-properties draw:stroke="dash" draw:stroke-dash="Dash_20_3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712cm" fo:padding-top="0.13cm" fo:padding-bottom="0.13cm" fo:padding-left="0.25cm" fo:padding-right="0.25cm" fo:wrap-option="no-wrap" draw:shadow="hidden"/>
    </style:style>
    <style:style style:name="gr21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2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4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27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28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9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0" style:family="graphic" style:parent-style-name="standard" style:list-style-name="L13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4" style:family="graphic" style:parent-style-name="standard">
      <style:graphic-properties draw:stroke="solid" svg:stroke-width="0.035cm" svg:stroke-color="#00ff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3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12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3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4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dash" draw:stroke-dash="Dash_20_4" svg:stroke-width="0.026cm" svg:stroke-color="#000000" draw:stroke-linejoin="miter" draw:fill="solid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/>
    </style:style>
    <style:style style:name="pr8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562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2.063cm" fo:margin-right="0cm" fo:margin-top="0.176cm" fo:margin-bottom="0cm" text:enable-numbering="true" fo:text-indent="-0.793cm"/>
    </style:style>
    <style:style style:name="P14" style:family="paragraph">
      <style:paragraph-properties fo:margin-left="0.952cm" fo:margin-right="0cm" fo:margin-top="0.211cm" fo:margin-bottom="0cm" fo:line-height="90%" text:enable-numbering="true" fo:text-indent="-0.952cm"/>
    </style:style>
    <style:style style:name="P15" style:family="paragraph">
      <style:paragraph-properties fo:margin-left="2.063cm" fo:margin-right="0cm" fo:margin-top="0.176cm" fo:margin-bottom="0cm" fo:line-height="90%" text:enable-numbering="true" fo:text-indent="-0.793cm"/>
    </style:style>
    <style:style style:name="P16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17" style:family="paragraph">
      <style:paragraph-properties fo:margin-left="0cm" fo:margin-right="0cm" text:enable-numbering="false" fo:text-indent="0cm" style:writing-mode="lr-tb"/>
    </style:style>
    <style:style style:name="P18" style:family="paragraph">
      <style:paragraph-properties fo:margin-left="0cm" fo:margin-right="0cm" fo:line-height="100%" fo:text-align="center" text:enable-numbering="false" fo:text-indent="0cm"/>
    </style:style>
    <style:style style:name="P19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text-properties fo:font-family="Arial" style:font-family-generic="swiss" style:font-pitch="variable" fo:font-size="18pt" style:font-size-asian="18pt" style:font-size-complex="18pt"/>
    </style:style>
    <style:style style:name="P22" style:family="paragraph">
      <style:paragraph-properties fo:margin-left="0.952cm" fo:margin-right="0cm" text:enable-numbering="false" fo:text-indent="-0.952cm"/>
    </style:style>
    <style:style style:name="P23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/>
    </style:style>
    <style:style style:name="P24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  <style:text-properties fo:font-size="24pt"/>
    </style:style>
    <style:style style:name="P25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26" style:family="paragraph">
      <style:paragraph-properties fo:margin-left="3.175cm" fo:margin-right="0cm" text:enable-numbering="true" fo:text-indent="-0.635cm"/>
    </style:style>
    <style:style style:name="P27" style:family="paragraph">
      <style:paragraph-properties fo:margin-left="0.952cm" fo:margin-right="0cm" fo:margin-top="0.211cm" fo:margin-bottom="0cm" fo:text-align="start" text:enable-numbering="true" fo:text-indent="-0.952cm"/>
    </style:style>
    <style:style style:name="P28" style:family="paragraph">
      <style:paragraph-properties fo:margin-left="0.952cm" fo:margin-right="0cm" fo:text-align="start" text:enable-numbering="true" fo:text-indent="-0.952cm" style:writing-mode="lr-tb"/>
      <style:text-properties fo:font-weight="normal" style:font-weight-asian="normal" style:font-weight-complex="normal"/>
    </style:style>
    <style:style style:name="P29" style:family="paragraph">
      <style:paragraph-properties fo:margin-left="2.063cm" fo:margin-right="0cm" text:enable-numbering="false" fo:text-indent="-0.793cm"/>
    </style:style>
    <style:style style:name="P30" style:family="paragraph">
      <style:paragraph-properties fo:margin-left="0.952cm" fo:margin-right="0cm" fo:margin-top="0.211cm" fo:margin-bottom="0cm" fo:text-align="start" text:enable-numbering="true" fo:text-indent="-0.952cm" style:writing-mode="lr-tb"/>
      <style:text-properties fo:font-weight="normal" style:font-weight-asian="normal" style:font-weight-complex="normal"/>
    </style:style>
    <style:style style:name="P31" style:family="paragraph">
      <style:paragraph-properties fo:margin-left="0.952cm" fo:margin-right="0cm" fo:text-indent="-0.952cm" style:writing-mode="lr-tb"/>
      <style:text-properties fo:font-family="Verdana" style:font-family-generic="swiss" style:font-pitch="variable"/>
    </style:style>
    <style:style style:name="P32" style:family="paragraph">
      <style:paragraph-properties style:writing-mode="lr-tb"/>
      <style:text-properties style:use-window-font-color="true"/>
    </style:style>
    <style:style style:name="P33" style:family="paragraph">
      <style:paragraph-properties fo:margin-left="0.952cm" fo:margin-right="0cm" text:enable-numbering="true" fo:text-indent="-0.952cm"/>
    </style:style>
    <style:style style:name="P34" style:family="paragraph">
      <style:paragraph-properties fo:margin-left="0.952cm" fo:margin-right="0cm" fo:text-indent="-0.952cm"/>
    </style:style>
    <style:style style:name="P35" style:family="paragraph">
      <style:paragraph-properties fo:margin-left="2.063cm" fo:margin-right="0cm" fo:text-indent="-0.793cm"/>
    </style:style>
    <style:style style:name="P36" style:family="paragraph">
      <style:paragraph-properties fo:margin-left="3.175cm" fo:margin-right="0cm" fo:text-indent="-0.635cm"/>
    </style:style>
    <style:style style:name="P37" style:family="paragraph">
      <style:paragraph-properties fo:margin-left="3.175cm" fo:margin-right="0cm" text:enable-numbering="false" fo:text-indent="-0.635cm"/>
    </style:style>
    <style:style style:name="P38" style:family="paragraph">
      <style:paragraph-properties fo:margin-left="0.952cm" fo:margin-right="0cm" fo:text-indent="-0.952cm" style:writing-mode="lr-tb"/>
      <style:text-properties fo:font-weight="normal" style:font-weight-asian="normal" style:font-weight-complex="normal"/>
    </style:style>
    <style:style style:name="P39" style:family="paragraph">
      <style:text-properties fo:font-family="Verdana" style:font-family-generic="swiss" style:font-pitch="variable" fo:font-size="20pt" style:font-size-asian="20pt" style:font-size-complex="20pt"/>
    </style:style>
    <style:style style:name="P40" style:family="paragraph">
      <style:paragraph-properties fo:margin-left="0cm" fo:margin-right="0cm" fo:text-align="center" fo:text-indent="0cm"/>
    </style:style>
    <style:style style:name="P41" style:family="paragraph">
      <style:paragraph-properties fo:text-align="center"/>
      <style:text-properties fo:font-family="Verdana" style:font-family-generic="swiss" style:font-pitch="variable" fo:font-size="20pt" style:font-size-asian="20pt" style:font-size-complex="20pt"/>
    </style:style>
    <style:style style:name="P42" style:family="paragraph">
      <style:paragraph-properties fo:margin-left="1.27cm" fo:margin-right="0cm" fo:margin-top="0.211cm" fo:margin-bottom="0cm" text:enable-numbering="true" fo:text-indent="-1.27cm"/>
    </style:style>
    <style:style style:name="P43" style:family="paragraph">
      <style:paragraph-properties fo:margin-left="1.27cm" fo:margin-right="0cm" text:enable-numbering="true" fo:text-indent="-1.27cm"/>
    </style:style>
    <style:style style:name="P44" style:family="paragraph">
      <style:paragraph-properties fo:margin-left="1.27cm" fo:margin-right="0cm" fo:margin-top="0.211cm" fo:margin-bottom="0cm" text:enable-numbering="false" fo:text-indent="-1.27cm"/>
    </style:style>
    <style:style style:name="P45" style:family="paragraph">
      <style:paragraph-properties fo:margin-left="0.952cm" fo:margin-right="0cm" text:enable-numbering="true" fo:text-indent="-0.952cm" style:writing-mode="lr-tb"/>
    </style:style>
    <style:style style:name="P46" style:family="paragraph">
      <style:paragraph-properties fo:margin-left="0.952cm" fo:margin-right="0cm" fo:margin-top="0.176cm" fo:margin-bottom="0cm" fo:line-height="80%" text:enable-numbering="false" fo:text-indent="-0.952cm" style:punctuation-wrap="hanging" style:line-break="strict" style:writing-mode="lr-tb"/>
      <style:text-properties style:use-window-font-color="true" fo:font-size="24pt"/>
    </style:style>
    <style:style style:name="P47" style:family="paragraph">
      <style:paragraph-properties fo:margin-left="2.328cm" fo:margin-right="0cm" fo:margin-top="0.176cm" fo:margin-bottom="0cm" text:enable-numbering="true" fo:text-indent="-1.058cm"/>
    </style:style>
    <style:style style:name="P48" style:family="paragraph">
      <style:paragraph-properties fo:margin-left="2.328cm" fo:margin-right="0cm" fo:margin-top="0.176cm" fo:margin-bottom="0cm" text:enable-numbering="false" fo:text-indent="-1.058cm"/>
    </style:style>
    <style:style style:name="P49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/>
    </style:style>
    <style:style style:name="P50" style:family="paragraph">
      <style:paragraph-properties fo:margin-left="0.952cm" fo:margin-right="0cm" fo:margin-top="0.211cm" fo:margin-bottom="0cm" text:enable-numbering="false" fo:text-indent="-0.952cm"/>
    </style:style>
    <style:style style:name="P51" style:family="paragraph">
      <style:paragraph-properties fo:margin-left="0cm" fo:margin-right="0cm" fo:line-height="100%" text:enable-numbering="false" fo:text-indent="0cm"/>
    </style:style>
    <style:style style:name="P52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53" style:family="paragraph">
      <style:paragraph-properties fo:margin-left="0cm" fo:margin-right="0cm" fo:line-height="100%" text:enable-numbering="false" fo:text-indent="0cm" style:writing-mode="lr-tb"/>
    </style:style>
    <style:style style:name="P54" style:family="paragraph">
      <style:paragraph-properties fo:margin-left="0cm" fo:margin-right="0cm" fo:margin-top="0.396cm" fo:margin-bottom="0cm" fo:line-height="100%" text:enable-numbering="false" fo:text-indent="0cm"/>
    </style:style>
    <style:style style:name="P55" style:family="paragraph">
      <style:paragraph-properties fo:margin-left="0cm" fo:margin-right="0cm" fo:margin-top="0.396cm" fo:margin-bottom="0cm" fo:line-height="100%" text:enable-numbering="false" fo:text-indent="0cm" style:writing-mode="lr-tb"/>
    </style:style>
    <style:style style:name="P56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57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8" style:family="paragraph">
      <style:paragraph-properties fo:margin-left="1.27cm" fo:margin-right="0cm" fo:margin-top="0.176cm" fo:margin-bottom="0cm" fo:text-align="center" text:enable-numbering="false" fo:text-indent="0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font-family="Arial" style:font-family-generic="swiss" style:font-pitch="variable" fo:font-size="20pt" style:font-size-asian="20pt" style:font-size-complex="20pt"/>
    </style:style>
    <style:style style:name="T9" style:family="text">
      <style:text-properties fo:font-family="Arial" style:font-family-generic="swiss" style:font-pitch="variable" fo:font-size="18pt" style:font-size-asian="18pt" style:font-size-complex="18pt"/>
    </style:style>
    <style:style style:name="T10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1" style:family="text">
      <style:text-properties fo:language="en" fo:country="GB" fo:font-style="italic" style:font-style-asian="italic" style:font-style-complex="italic"/>
    </style:style>
    <style:style style:name="T12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3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4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6" style:family="text">
      <style:text-properties fo:font-family="Verdana" style:font-family-generic="swiss" style:font-pitch="variable" fo:language="en" fo:country="US"/>
    </style:style>
    <style:style style:name="T17" style:family="text">
      <style:text-properties style:use-window-font-color="true" fo:font-family="Arial" style:font-family-generic="swiss" style:font-pitch="variable" fo:font-size="20pt" fo:language="en" fo:country="US" style:font-size-asian="20pt" style:font-size-complex="20pt"/>
    </style:style>
    <style:style style:name="T18" style:family="text">
      <style:text-properties fo:color="#000000" fo:font-family="Arial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family="Verdana" style:font-family-generic="swiss" style:font-pitch="variable" fo:font-size="20pt" style:font-size-asian="20pt" style:font-size-complex="20pt"/>
    </style:style>
    <style:style style:name="T22" style:family="text">
      <style:text-properties fo:color="#008080" fo:font-family="Monaco" style:font-family-generic="roman" style:font-pitch="variable" fo:language="en" fo:country="GB"/>
    </style:style>
    <style:style style:name="T23" style:family="text">
      <style:text-properties fo:color="#3f7f7f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666666" fo:font-family="Arial" style:font-family-generic="swiss" style:font-pitch="variable" fo:font-size="18pt" fo:language="en" fo:country="US" style:font-size-asian="18pt" style:font-size-complex="18pt"/>
    </style:style>
    <style:style style:name="T25" style:family="text">
      <style:text-properties style:use-window-font-color="true" fo:font-family="Arial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style:use-window-font-color="true" fo:font-family="Arial" style:font-family-generic="swiss" style:font-pitch="variable" fo:font-size="18pt" fo:language="en" fo:country="GB" style:font-size-asian="18pt" style:font-size-complex="18pt"/>
    </style:style>
    <style:style style:name="T27" style:family="text">
      <style:text-properties style:use-window-font-color="true" fo:font-family="Verdana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006f70" fo:font-family="Verdana" style:font-family-generic="swiss" style:font-pitch="variable" fo:font-size="20pt" fo:language="en" fo:country="US" style:font-size-asian="20pt" style:font-size-complex="20pt"/>
    </style:style>
    <style:style style:name="T29" style:family="text">
      <style:text-properties fo:font-family="Verdana" style:font-family-generic="swiss" style:font-pitch="variable" fo:font-size="20pt" fo:language="en" fo:country="US" style:font-size-asian="20pt" style:font-size-complex="20pt"/>
    </style:style>
    <style:style style:name="T30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1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32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3" style:family="text">
      <style:text-properties fo:color="#0000c0"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05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666666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Introduction to Struts2 &amp; Spring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Introduction to Struts 2 &amp; Spring</text:span></text:p>
          </draw:text-box>
        </draw:frame>
        <draw:frame presentation:style-name="pr2" draw:text-style-name="P2" draw:layer="layout" svg:width="17.78cm" svg:height="4.902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Getting started with the<text:line-break/>Struts 2 web application framework<text:line-break/>and its Spring integration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"/>
          <draw:frame presentation:style-name="pr3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truts 2</text:span></text:p>
              </text:list-item>
            </text:list>
            <text:list text:style-name="L4">
              <text:list-item>
                <text:p text:style-name="P8"><text:span text:style-name="T3">Struts 2 Request Processing Lifecycle</text:span></text:p>
              </text:list-item>
            </text:list>
            <text:list text:style-name="L4">
              <text:list-item>
                <text:p text:style-name="P8"><text:span text:style-name="T3">Key Struts 2 Artifacts</text:span></text:p>
              </text:list-item>
            </text:list>
            <text:list text:style-name="L4">
              <text:list-item>
                <text:p text:style-name="P8"><text:span text:style-name="T4">Spring Integration</text:span></text:p>
              </text:list-item>
            </text:list>
            <text:list text:style-name="L4">
              <text:list-item>
                <text:p text:style-name="P8"><text:span text:style-name="T4">Form Handling</text:span></text:p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Overview of Struts 2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5">Overview of Struts 2</text:span></text:p>
              </text:list-item>
            </text:list>
            <text:list text:style-name="L4">
              <text:list-item>
                <text:p text:style-name="P8"><text:span text:style-name="T3">Struts 2 Request Processing Lifecycle</text:span></text:p>
              </text:list-item>
            </text:list>
            <text:list text:style-name="L4">
              <text:list-item>
                <text:p text:style-name="P8"><text:span text:style-name="T3">Key Struts 2 Artifacts</text:span></text:p>
              </text:list-item>
            </text:list>
            <text:list text:style-name="L4">
              <text:list-item>
                <text:p text:style-name="P8"><text:span text:style-name="T4">Spring Integration</text:span></text:p>
              </text:list-item>
            </text:list>
            <text:list text:style-name="L4">
              <text:list-item>
                <text:p text:style-name="P8"><text:span text:style-name="T4">Form Handling</text:span></text:p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truts2 Overview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truts 2 Overview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Successor to Struts</text:span></text:p>
              </text:list-item>
            </text:list>
            <text:list text:style-name="L4">
              <text:list-item>
                <text:p text:style-name="P8"><text:span text:style-name="T3">Struts + WebWork 2 = Struts 2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Since WebWork 2 based on XWork 2, so is Struts 2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Builds on the Java Servlet API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Portlet support also provided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Comparable to Spring MVC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A request-driven action framework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truts 2 Architectural Strength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Architectural Strength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14">Simple model</text:p>
              </text:list-item>
            </text:list>
            <text:list text:style-name="L4">
              <text:list-item>
                <text:list>
                  <text:list-item>
                    <text:p text:style-name="P15">Loose coupling with support for POJO actions</text:p>
                  </text:list-item>
                </text:list>
              </text:list-item>
            </text:list>
            <text:list text:style-name="L4">
              <text:list-item>
                <text:p text:style-name="P14">Strong integration with Spring</text:p>
              </text:list-item>
            </text:list>
            <text:list text:style-name="L4">
              <text:list-item>
                <text:list>
                  <text:list-item>
                    <text:p text:style-name="P15">Uses Spring for dependency injection</text:p>
                  </text:list-item>
                </text:list>
              </text:list-item>
            </text:list>
            <text:list text:style-name="L4">
              <text:list-item>
                <text:p text:style-name="P14">Supports several different view technologies</text:p>
              </text:list-item>
            </text:list>
            <text:list text:style-name="L4">
              <text:list-item>
                <text:list>
                  <text:list-item>
                    <text:p text:style-name="P15">JSP, Velocity, FreeMarker out of the box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6"><text:span text:style-name="T3">For re-use:</text:span></text:p>
              <text:p text:style-name="P16"><text:span text:style-name="T6"><text:s/></text:span><text:span text:style-name="T6">- reusing application services</text:span></text:p>
              <text:p text:style-name="P16"><text:span text:style-name="T6"><text:s/></text:span><text:span text:style-name="T6">- MVC artifacts (controllers, views etc.) are configured in a Spring application context</text:span></text:p>
              <text:p text:style-name="P16"><text:span text:style-name="T3"/></text:p>
              <text:p text:style-name="P16"><text:span text:style-name="T3"/></text:p>
            </draw:text-box>
          </draw:frame>
        </presentation:notes>
      </draw:page>
      <draw:page draw:name="Other Key Feature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Other Key Featur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Data Binding Framework</text:p>
              </text:list-item>
            </text:list>
            <text:list text:style-name="L4">
              <text:list-item>
                <text:p text:style-name="P8">Validation Framework</text:p>
              </text:list-item>
            </text:list>
            <text:list text:style-name="L4">
              <text:list-item>
                <text:p text:style-name="P8">Internationalization Support</text:p>
              </text:list-item>
            </text:list>
            <text:list text:style-name="L4">
              <text:list-item>
                <text:p text:style-name="P8">Tag Library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6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truts 2 Request Processing Lifecycl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truts 2</text:span></text:p>
              </text:list-item>
            </text:list>
            <text:list text:style-name="L4">
              <text:list-item>
                <text:p text:style-name="P8"><text:span text:style-name="T5">Struts 2 Request Processing Lifecycle</text:span></text:p>
              </text:list-item>
            </text:list>
            <text:list text:style-name="L4">
              <text:list-item>
                <text:p text:style-name="P8"><text:span text:style-name="T3">Key Struts 2 Artifacts</text:span></text:p>
              </text:list-item>
            </text:list>
            <text:list text:style-name="L4">
              <text:list-item>
                <text:p text:style-name="P8"><text:span text:style-name="T4">Spring Integration</text:span></text:p>
              </text:list-item>
            </text:list>
            <text:list text:style-name="L4">
              <text:list-item>
                <text:p text:style-name="P8"><text:span text:style-name="T4">Form Handling</text:span></text:p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7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High-Level Struts 2 Request Processing Lifecycle" draw:style-name="dp1" draw:master-page-name="Default">
        <draw:frame presentation:style-name="pr4" draw:text-style-name="P17" draw:layer="layout" svg:width="17.476cm" svg:height="2.999cm" svg:x="0.957cm" svg:y="0.225cm" presentation:class="title" presentation:user-transformed="true">
          <draw:text-box>
            <text:p text:style-name="P7">High-Level Struts 2 Request Processing Lifecycle</text:p>
          </draw:text-box>
        </draw:frame>
        <draw:custom-shape draw:name="Rectangle 3" draw:style-name="gr2" draw:text-style-name="P19" draw:layer="layout" svg:width="6.773cm" svg:height="3.598cm" svg:x="4.657cm" svg:y="4.657cm">
          <text:p text:style-name="P18"><text:span text:style-name="T7">FilterDispatcher</text:span></text:p>
          <draw:enhanced-geometry svg:viewBox="0 0 21600 21600" draw:type="rectangle" draw:enhanced-path="M 0 0 L 21600 0 21600 21600 0 21600 0 0 Z N"/>
        </draw:custom-shape>
        <draw:custom-shape draw:name="Rectangle 5" draw:style-name="gr3" draw:text-style-name="P19" draw:layer="layout" svg:width="6.561cm" svg:height="2.54cm" svg:x="14.074cm" svg:y="12.356cm">
          <text:p text:style-name="P18"><text:span text:style-name="T8">Action</text:span></text:p>
          <draw:enhanced-geometry svg:viewBox="0 0 21600 21600" draw:type="rectangle" draw:enhanced-path="M 0 0 L 21600 0 21600 21600 0 21600 0 0 Z N"/>
        </draw:custom-shape>
        <draw:g draw:name="Group 6" draw:id="id1">
          <draw:line draw:name="Line 7" draw:style-name="gr4" draw:text-style-name="P20" draw:layer="layout" svg:x1="1.058cm" svg:y1="6.349cm" svg:x2="4.657cm" svg:y2="6.349cm">
            <text:p text:style-name="P6"/>
          </draw:line>
          <draw:custom-shape draw:name="Text Box 8" draw:style-name="gr5" draw:text-style-name="P19" draw:layer="layout" svg:width="5.292cm" svg:height="0.972cm" svg:x="0cm" svg:y="5.503cm">
            <text:p text:style-name="P6"/>
            <draw:enhanced-geometry svg:viewBox="0 0 21600 21600" draw:type="mso-spt202" draw:enhanced-path="M 0 0 L 21600 0 21600 21600 0 21600 0 0 Z N"/>
          </draw:custom-shape>
        </draw:g>
        <draw:g draw:name="Group 9" draw:id="id2">
          <draw:line draw:name="Line 10" draw:style-name="gr4" draw:text-style-name="P20" draw:layer="layout" svg:x1="11.549cm" svg:y1="6.447cm" svg:x2="13.517cm" svg:y2="6.447cm">
            <text:p text:style-name="P6"/>
          </draw:line>
          <draw:custom-shape draw:name="Text Box 11" draw:style-name="gr6" draw:text-style-name="P19" draw:layer="layout" svg:width="2.125cm" svg:height="0.972cm" svg:x="11.47cm" svg:y="5.601cm">
            <text:p text:style-name="P6"/>
            <draw:enhanced-geometry svg:viewBox="0 0 21600 21600" draw:type="mso-spt202" draw:enhanced-path="M 0 0 L 21600 0 21600 21600 0 21600 0 0 Z N"/>
          </draw:custom-shape>
        </draw:g>
        <draw:custom-shape draw:name="Rectangle 4" draw:style-name="gr7" draw:text-style-name="P19" draw:layer="layout" svg:width="6.561cm" svg:height="2.328cm" svg:x="13.656cm" svg:y="4.645cm">
          <text:p text:style-name="P18"><text:span text:style-name="T8">Interceptor</text:span></text:p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19" draw:layer="layout" svg:width="6.561cm" svg:height="2.328cm" svg:x="14.079cm" svg:y="5.096cm">
          <text:p text:style-name="P18"><text:span text:style-name="T8">Interceptor</text:span></text:p>
          <draw:enhanced-geometry svg:viewBox="0 0 21600 21600" draw:type="rectangle" draw:enhanced-path="M 0 0 L 21600 0 21600 21600 0 21600 0 0 Z N"/>
        </draw:custom-shape>
        <draw:custom-shape draw:name="Rectangle 4" draw:style-name="gr9" draw:text-style-name="P19" draw:layer="layout" svg:width="6.561cm" svg:height="2.328cm" svg:x="14.502cm" svg:y="5.547cm">
          <text:p text:style-name="P18"><text:span text:style-name="T8">Interceptor</text:span></text:p>
          <draw:enhanced-geometry svg:viewBox="0 0 21600 21600" draw:type="rectangle" draw:enhanced-path="M 0 0 L 21600 0 21600 21600 0 21600 0 0 Z N"/>
        </draw:custom-shape>
        <draw:line draw:style-name="gr10" draw:layer="layout" svg:x1="17.145cm" svg:y1="8.255cm" svg:x2="17.145cm" svg:y2="12.065cm">
          <text:p text:style-name="P6"/>
        </draw:line>
        <draw:custom-shape draw:name="Rectangle 5" draw:style-name="gr11" draw:text-style-name="P19" draw:layer="layout" svg:width="6.561cm" svg:height="2.54cm" svg:x="4.73cm" svg:y="12.412cm">
          <text:p text:style-name="P18"><text:span text:style-name="T8">Result</text:span></text:p>
          <draw:enhanced-geometry svg:viewBox="0 0 21600 21600" draw:type="rectangle" draw:enhanced-path="M 0 0 L 21600 0 21600 21600 0 21600 0 0 Z N"/>
        </draw:custom-shape>
        <draw:line draw:style-name="gr10" draw:layer="layout" svg:x1="14.046cm" svg:y1="13.65cm" svg:x2="11.344cm" svg:y2="13.65cm">
          <text:p text:style-name="P6"/>
        </draw:line>
        <draw:line draw:style-name="gr10" draw:text-style-name="P21" draw:layer="layout" svg:x1="4.607cm" svg:y1="13.724cm" svg:x2="1.905cm" svg:y2="13.724cm">
          <text:p text:style-name="P6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8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quest Processing Sequence" draw:style-name="dp1" draw:master-page-name="Default">
        <draw:frame presentation:style-name="pr9" draw:text-style-name="P17" draw:layer="layout" svg:width="21.59cm" svg:height="3.176cm" svg:x="1.905cm" svg:y="1.692cm" presentation:class="title" presentation:user-transformed="true">
          <draw:text-box>
            <text:p text:style-name="P7">Request Processing Sequence</text:p>
          </draw:text-box>
        </draw:frame>
        <draw:custom-shape draw:name="Rectangle 3" draw:style-name="gr12" draw:text-style-name="P19" draw:layer="layout" svg:width="5.927cm" svg:height="1.905cm" svg:x="1.27cm" svg:y="4.445cm">
          <text:p text:style-name="P18"><text:span text:style-name="T7">FilterDispatcher</text:span></text:p>
          <draw:enhanced-geometry svg:viewBox="0 0 21600 21600" draw:type="rectangle" draw:enhanced-path="M 0 0 L 21600 0 21600 21600 0 21600 0 0 Z N"/>
        </draw:custom-shape>
        <draw:custom-shape draw:name="Rectangle 4" draw:style-name="gr13" draw:text-style-name="P19" draw:layer="layout" svg:width="6.138cm" svg:height="1.481cm" svg:x="7.62cm" svg:y="4.657cm">
          <text:p text:style-name="P18"><text:span text:style-name="T7">ActionMapping</text:span></text:p>
          <draw:enhanced-geometry svg:viewBox="0 0 21600 21600" draw:type="rectangle" draw:enhanced-path="M 0 0 L 21600 0 21600 21600 0 21600 0 0 Z N"/>
        </draw:custom-shape>
        <draw:custom-shape draw:name="Rectangle 5" draw:style-name="gr14" draw:text-style-name="P19" draw:layer="layout" svg:width="4.656cm" svg:height="1.481cm" svg:x="14.182cm" svg:y="4.657cm">
          <text:p text:style-name="P18"><text:span text:style-name="T8">Action</text:span></text:p>
          <draw:enhanced-geometry svg:viewBox="0 0 21600 21600" draw:type="rectangle" draw:enhanced-path="M 0 0 L 21600 0 21600 21600 0 21600 0 0 Z N"/>
        </draw:custom-shape>
        <draw:custom-shape draw:name="Rectangle 6" draw:style-name="gr15" draw:text-style-name="P19" draw:layer="layout" svg:width="3.386cm" svg:height="1.481cm" svg:x="19.262cm" svg:y="4.657cm">
          <text:p text:style-name="P18"><text:span text:style-name="T8">Result</text:span></text:p>
          <draw:enhanced-geometry svg:viewBox="0 0 21600 21600" draw:type="rectangle" draw:enhanced-path="M 0 0 L 21600 0 21600 21600 0 21600 0 0 Z N"/>
        </draw:custom-shape>
        <draw:line draw:name="Line 7" draw:style-name="gr16" draw:text-style-name="P20" draw:layer="layout" svg:x1="4.657cm" svg:y1="6.35cm" svg:x2="4.657cm" svg:y2="17.357cm">
          <text:p text:style-name="P6"/>
        </draw:line>
        <draw:line draw:name="Line 8" draw:style-name="gr16" draw:text-style-name="P20" draw:layer="layout" svg:x1="10.795cm" svg:y1="6.138cm" svg:x2="10.795cm" svg:y2="17.145cm">
          <text:p text:style-name="P6"/>
        </draw:line>
        <draw:line draw:name="Line 9" draw:style-name="gr16" draw:text-style-name="P20" draw:layer="layout" svg:x1="16.51cm" svg:y1="6.138cm" svg:x2="16.51cm" svg:y2="17.145cm">
          <text:p text:style-name="P6"/>
        </draw:line>
        <draw:line draw:name="Line 10" draw:style-name="gr16" draw:text-style-name="P20" draw:layer="layout" svg:x1="20.955cm" svg:y1="6.35cm" svg:x2="20.955cm" svg:y2="17.357cm">
          <text:p text:style-name="P6"/>
        </draw:line>
        <draw:g draw:name="Group 11" draw:id="id3">
          <draw:line draw:name="Line 12" draw:style-name="gr4" draw:text-style-name="P20" draw:layer="layout" svg:x1="1.27cm" svg:y1="8.255cm" svg:x2="4.657cm" svg:y2="8.255cm">
            <text:p text:style-name="P6"/>
          </draw:line>
          <draw:custom-shape draw:name="Text Box 13" draw:style-name="gr17" draw:text-style-name="P19" draw:layer="layout" svg:width="5.292cm" svg:height="0.972cm" svg:x="0cm" svg:y="8.255cm">
            <text:p text:style-name="P18"><text:span text:style-name="T9">doFilter</text:span></text:p>
            <draw:enhanced-geometry svg:viewBox="0 0 21600 21600" draw:type="mso-spt202" draw:enhanced-path="M 0 0 L 21600 0 21600 21600 0 21600 0 0 Z N"/>
          </draw:custom-shape>
        </draw:g>
        <draw:g draw:name="Group 14" draw:id="id4">
          <draw:line draw:name="Line 15" draw:style-name="gr4" draw:text-style-name="P20" draw:layer="layout" svg:x1="4.657cm" svg:y1="9.102cm" svg:x2="10.795cm" svg:y2="9.102cm">
            <text:p text:style-name="P6"/>
          </draw:line>
          <draw:custom-shape draw:name="Text Box 16" draw:style-name="gr18" draw:text-style-name="P19" draw:layer="layout" svg:width="6.35cm" svg:height="0.972cm" svg:x="4.657cm" svg:y="9.102cm">
            <text:p text:style-name="P18"><text:span text:style-name="T10">getMapping</text:span></text:p>
            <draw:enhanced-geometry svg:viewBox="0 0 21600 21600" draw:type="mso-spt202" draw:enhanced-path="M 0 0 L 21600 0 21600 21600 0 21600 0 0 Z N"/>
          </draw:custom-shape>
        </draw:g>
        <draw:g draw:name="Group 17" draw:id="id5">
          <draw:line draw:name="Line 18" draw:style-name="gr4" draw:text-style-name="P20" draw:layer="layout" svg:x1="4.671cm" svg:y1="10.372cm" svg:x2="16.481cm" svg:y2="10.372cm">
            <text:p text:style-name="P6"/>
          </draw:line>
          <draw:custom-shape draw:name="Text Box 19" draw:style-name="gr19" draw:text-style-name="P19" draw:layer="layout" svg:width="13.122cm" svg:height="0.972cm" svg:x="4.233cm" svg:y="10.372cm">
            <text:p text:style-name="P18"><text:span text:style-name="T10">execute</text:span></text:p>
            <draw:enhanced-geometry svg:viewBox="0 0 21600 21600" draw:type="mso-spt202" draw:enhanced-path="M 0 0 L 21600 0 21600 21600 0 21600 0 0 Z N"/>
          </draw:custom-shape>
        </draw:g>
        <draw:g draw:name="Group 17">
          <draw:line draw:name="Line 18" draw:style-name="gr4" draw:text-style-name="P20" draw:layer="layout" svg:x1="16.572cm" svg:y1="12.065cm" svg:x2="20.933cm" svg:y2="12.065cm">
            <text:p text:style-name="P6"/>
          </draw:line>
          <draw:custom-shape draw:name="Text Box 19" draw:style-name="gr20" draw:text-style-name="P19" draw:layer="layout" svg:width="4.845cm" svg:height="0.972cm" svg:x="16.41cm" svg:y="12.065cm">
            <text:p text:style-name="P18"><text:span text:style-name="T10">execute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9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Key Struts 2 Artifact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truts 2</text:span></text:p>
              </text:list-item>
            </text:list>
            <text:list text:style-name="L4">
              <text:list-item>
                <text:p text:style-name="P8"><text:span text:style-name="T3">Struts 2 Request Processing Lifecycle</text:span></text:p>
              </text:list-item>
            </text:list>
            <text:list text:style-name="L4">
              <text:list-item>
                <text:p text:style-name="P8"><text:span text:style-name="T5">Key Struts 2 Artifacts</text:span></text:p>
              </text:list-item>
            </text:list>
            <text:list text:style-name="L4">
              <text:list-item>
                <text:p text:style-name="P8"><text:span text:style-name="T4">Spring Integration</text:span></text:p>
              </text:list-item>
            </text:list>
            <text:list text:style-name="L4">
              <text:list-item>
                <text:p text:style-name="P8"><text:span text:style-name="T4">Form Handling</text:span></text:p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0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FilterDispatch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FilterDispatcher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 dispatcher filter is a front controller that coordinates the processing of all requests to the web applica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Dispatches requests to acti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Deployable as a standard Java servlet filter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1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6"><text:span text:style-name="T6">Worth talking about the a Front Controller again (although it is introduced in web-intro):</text:span></text:p>
              <text:p text:style-name="P16"><text:span text:style-name="T6"><text:s/></text:span><text:span text:style-name="T6">- all requests go into a single front controller which then dispatches them to workers, or controllers</text:span></text:p>
              <text:p text:style-name="P16"><text:span text:style-name="T6"><text:s/></text:span><text:span text:style-name="T6">- single place for policy enforcement</text:span></text:p>
              <text:p text:style-name="P16"><text:span text:style-name="T6"><text:s/></text:span><text:span text:style-name="T6">- standard J2EE pattern, also featured in Fowler’s Patterns of Enterprise Architecture</text:span></text:p>
            </draw:text-box>
          </draw:frame>
        </presentation:notes>
      </draw:page>
      <draw:page draw:name="FilterDispatcher Configura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FilterDispatcher Configuration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Configure Struts 2 servlet filter in web.xml</text:span></text:p>
              </text:list-item>
            </text:list>
            <text:list text:style-name="L4">
              <text:list-item>
                <text:p text:style-name="P22"><text:span text:style-name="T3"/></text:p>
              </text:list-item>
            </text:list>
          </draw:text-box>
        </draw:frame>
        <draw:custom-shape draw:name="Rectangle 4" draw:style-name="gr21" draw:text-style-name="P24" draw:layer="layout" svg:width="22.383cm" svg:height="9.401cm" svg:x="1.12cm" svg:y="6.277cm">
          <text:p text:style-name="P23"><text:span text:style-name="T7">&lt;filter&gt;</text:span></text:p>
          <text:p text:style-name="P23"><text:span text:style-name="T7"><text:s text:c="2"/></text:span><text:span text:style-name="T7">&lt;filter-name&gt;struts2&lt;/filter-name&gt;</text:span></text:p>
          <text:p text:style-name="P23"><text:span text:style-name="T7"><text:s text:c="2"/></text:span><text:span text:style-name="T7">&lt;filter-class&gt;</text:span></text:p>
          <text:p text:style-name="P23"><text:span text:style-name="T7"><text:s text:c="4"/></text:span><text:span text:style-name="T7">org.apache.struts2.dispatcher.FilterDispatcher</text:span></text:p>
          <text:p text:style-name="P23"><text:span text:style-name="T7"><text:s text:c="2"/></text:span><text:span text:style-name="T7">&lt;/filter-class&gt;</text:span></text:p>
          <text:p text:style-name="P23"><text:span text:style-name="T7">&lt;/filter&gt;</text:span></text:p>
          <text:p text:style-name="P23"><text:span text:style-name="T7"/></text:p>
          <text:p text:style-name="P23"><text:span text:style-name="T7">&lt;filter-mapping&gt;</text:span></text:p>
          <text:p text:style-name="P23"><text:span text:style-name="T7"><text:s text:c="2"/></text:span><text:span text:style-name="T7">&lt;filter-name&gt;struts2&lt;/filter-name&gt;</text:span></text:p>
          <text:p text:style-name="P23"><text:span text:style-name="T7"><text:s text:c="2"/></text:span><text:span text:style-name="T7">&lt;url-pattern&gt;/*&lt;/url-pattern&gt;</text:span></text:p>
          <text:p text:style-name="P23"><text:span text:style-name="T7">&lt;/filter-mapping&gt;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2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FilterDispatcher Usage Consideration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FilterDispatcher Usage Consideration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6">FilterDispatchers are coarse-grained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Define one per </text:span><text:span text:style-name="T11">logical </text:span><text:span text:style-name="T6">web appl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Not one per use cas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Generic dispatcher infrastructure can be used for several responsibiliti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To dispatch requests for HTML cont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To dispatch requests to web/ReST ser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3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6"><text:span text:style-name="T6">The DispatcherServlet can actually serve multiple resources, not just dynamic web pages, static html, images etc. <text:s/>It is also used for certain remoting protocols, i.e. hessian, burlap etc.</text:span></text:p>
              <text:p text:style-name="P16"><text:span text:style-name="T6"/></text:p>
            </draw:text-box>
          </draw:frame>
        </presentation:notes>
      </draw:page>
      <draw:page draw:name="Mapping URLs to Actions" draw:style-name="dp1" draw:master-page-name="Default">
        <draw:frame presentation:style-name="pr5" draw:text-style-name="P25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Incoming requests are dispatched to action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There are usually many action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e FilterDispatcher’s ActionMapper determines the action of each reques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There is usually one mapper, a DefaultActionMapp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Multiple can be configured via a CompositeActionMapper</text:span></text:p>
                  </text:list-item>
                </text:list>
              </text:list-item>
            </text:list>
          </draw:text-box>
        </draw:frame>
        <draw:frame presentation:style-name="pr4" draw:text-style-name="P17" draw:layer="layout" svg:width="17.476cm" svg:height="2.753cm" svg:x="0.957cm" svg:y="0.225cm" presentation:class="title" presentation:user-transformed="true">
          <draw:text-box>
            <text:p text:style-name="P7">Mapping URLs to Actions</text:p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4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DefaultActionMapp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DefaultActionMapper</text:span></text:p>
          </draw:text-box>
        </draw:frame>
        <draw:frame presentation:style-name="pr5" draw:text-style-name="P9" draw:layer="layout" svg:width="21.855cm" svg:height="12.128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DefaultActionMapper supports many different ways of mapping URLs to action method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Exten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">Usually “*.action”; configurable, multiple support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Method prefix: <text:s/>designates a method on action clas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">method:someOtherMetho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Action prefix: <text:s/>designates another a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">action:someOtherA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Redirect prefix: <text:s/>redirects to given UR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">redirect:</text:span><text:span text:style-name="T3"><text:a xlink:href="http://www.springframework.org/">www.springframework.org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Redirect action prefix: <text:s/>redirects to another a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">redirect-action:ho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5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RestfulActionMapper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Other ActionMappers:</text:span><text:span text:style-name="T3"><text:line-break/></text:span><text:span text:style-name="T3">RestfulActionMapper</text:span></text:p>
          </draw:text-box>
        </draw:frame>
        <draw:frame presentation:style-name="pr5" draw:text-style-name="P2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27"><text:span text:style-name="T12">Uses standard ReST-style URL format by conven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/action/param1_name/param1_value/...</text:span></text:p>
                  </text:list-item>
                </text:list>
              </text:list-item>
            </text:list>
            <text:list text:style-name="L4">
              <text:list-item>
                <text:p text:style-name="P27"><text:span text:style-name="T12">You can omit the first parameter name, which will then be interpreted as action + “Id”</text:span></text:p>
              </text:list-item>
            </text:list>
            <text:list text:style-name="L4">
              <text:list-item>
                <text:p text:style-name="P27"><text:span text:style-name="T12">Exampl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reader/article/articleId/123/useCase/detai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reader/article/123/useCase/detai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2">Both URLs result in calls setArticleId(123) and setUseCase(“detail”) on the action clas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6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Restful2ActionMapper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Other ActionMappers:</text:span><text:span text:style-name="T3"><text:line-break/></text:span><text:span text:style-name="T3">Restful2ActionMapper</text:span></text:p>
          </draw:text-box>
        </draw:frame>
        <draw:frame presentation:style-name="pr10" draw:text-style-name="P30" draw:layer="layout" svg:width="21.855cm" svg:height="3.905cm" svg:x="1.745cm" svg:y="3.657cm" presentation:class="outline" presentation:user-transformed="true">
          <draw:text-box>
            <text:list text:style-name="L4">
              <text:list-item>
                <text:p text:style-name="P27"><text:span text:style-name="T12">Like RestfulActionMapper, but it also takes into consideration HTTP method of request</text:span></text:p>
              </text:list-item>
            </text:list>
            <text:list text:style-name="L4">
              <text:list-item>
                <text:p text:style-name="P27"><text:span text:style-name="T12">Only need action name and optionally an id parameter: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4"/></text:p>
                  </text:list-item>
                </text:list>
              </text:list-item>
            </text:list>
          </draw:text-box>
        </draw:frame>
        <draw:custom-shape draw:name="Rectangle 4" draw:style-name="gr22" draw:text-style-name="P24" draw:id="id6" draw:layer="layout" svg:width="22.383cm" svg:height="10.464cm" svg:x="1.431cm" svg:y="6.776cm"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3">HTTP</text:span><text:span text:style-name="T13"><text:tab/></text:span><text:span text:style-name="T13">URL</text:span><text:span text:style-name="T13"><text:tab/></text:span><text:span text:style-name="T13"><text:tab/></text:span><text:span text:style-name="T13"><text:tab/></text:span><text:span text:style-name="T13">Action method(s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GET</text:span><text:span text:style-name="T15"><text:tab/></text:span><text:span text:style-name="T15"><text:tab/></text:span><text:span text:style-name="T15">/foo/</text:span><text:span text:style-name="T15"><text:tab/></text:span><text:span text:style-name="T15"><text:tab/></text:span><text:span text:style-name="T15"><text:tab/></text:span><text:span text:style-name="T15">index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GET</text:span><text:span text:style-name="T15"><text:tab/></text:span><text:span text:style-name="T15"><text:tab/></text:span><text:span text:style-name="T15">/foo/123</text:span><text:span text:style-name="T15"><text:tab/></text:span><text:span text:style-name="T15"><text:tab/></text:span><text:span text:style-name="T15">setFooId(123); view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GET</text:span><text:span text:style-name="T15"><text:tab/></text:span><text:span text:style-name="T15"><text:tab/></text:span><text:span text:style-name="T15">/foo/123!edit</text:span><text:span text:style-name="T15"><text:tab/></text:span><text:span text:style-name="T15"><text:tab/></text:span><text:span text:style-name="T15">setFooId(123); edit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GET</text:span><text:span text:style-name="T15"><text:tab/></text:span><text:span text:style-name="T15"><text:tab/></text:span><text:span text:style-name="T15">/foo/new</text:span><text:span text:style-name="T15"><text:tab/></text:span><text:span text:style-name="T15"><text:tab/></text:span><text:span text:style-name="T15">editNew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POST</text:span><text:span text:style-name="T15"><text:tab/></text:span><text:span text:style-name="T15">/foo/</text:span><text:span text:style-name="T15"><text:tab/></text:span><text:span text:style-name="T15"><text:tab/></text:span><text:span text:style-name="T15"><text:tab/></text:span><text:span text:style-name="T15">create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PUT</text:span><text:span text:style-name="T15"><text:tab/></text:span><text:span text:style-name="T15"><text:tab/></text:span><text:span text:style-name="T15">/foo/123</text:span><text:span text:style-name="T15"><text:tab/></text:span><text:span text:style-name="T15"><text:tab/></text:span><text:span text:style-name="T15">setFooId(123); update(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15">DELETE</text:span><text:span text:style-name="T15"><text:tab/></text:span><text:span text:style-name="T15">/foo/123</text:span><text:span text:style-name="T15"><text:tab/></text:span><text:span text:style-name="T15"><text:tab/></text:span><text:span text:style-name="T15">setFooId(123); remove()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2"><text:span text:style-name="T14"/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2"><text:span text:style-name="T14">Note: <text:s/>HTML doesn't support PUT &amp; DELETE. <text:s/>Instead, use POST and include parameter “__http_method” with value “put” or “delete”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7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tions as Request Handler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ctions as Request Handlers</text:p>
          </draw:text-box>
        </draw:frame>
        <draw:frame presentation:style-name="pr5" draw:text-style-name="P31" draw:layer="layout" svg:width="21.855cm" svg:height="11.219cm" svg:x="1.745cm" svg:y="3.657cm" presentation:class="outline" presentation:user-transformed="true">
          <draw:text-box>
            <text:list text:style-name="L4">
              <text:list-item>
                <text:p text:style-name="P8"><text:span text:style-name="T16">Handlers you define are called “actions”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Actions are stateful command pattern objec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POJOs, but can implement org.opensymphony.xwork2.Ac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16">Action methods return result names or Result instances</text:span></text:p>
                  </text:list-item>
                </text:list>
              </text:list-item>
            </text:list>
          </draw:text-box>
        </draw:frame>
        <draw:custom-shape draw:name="Rectangle 4" draw:style-name="gr23" draw:text-style-name="P32" draw:layer="layout" svg:width="20.32cm" svg:height="7.62cm" svg:x="2.575cm" svg:y="9.89cm">
          <text:p text:style-name="P23"><text:span text:style-name="T17">public interface Action {</text:span></text:p>
          <text:p text:style-name="P23"><text:span text:style-name="T17"><text:s text:c="4"/></text:span><text:span text:style-name="T17">String execute() throws Exception;</text:span></text:p>
          <text:p text:style-name="P23"><text:span text:style-name="T17">}</text:span></text:p>
          <text:p text:style-name="P23"><text:span text:style-name="T17"/></text:p>
          <text:p text:style-name="P23"><text:span text:style-name="T18">public interface Result {</text:span></text:p>
          <text:p text:style-name="P23"><text:span text:style-name="T18"><text:s text:c="4"/></text:span><text:span text:style-name="T18">public void execute(ActionInvocation invocation)</text:span></text:p>
          <text:p text:style-name="P23"><text:span text:style-name="T18"><text:s text:c="8"/></text:span><text:span text:style-name="T18">throws Exception;</text:span></text:p>
          <text:p text:style-name="P23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8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Results Are View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Results Are View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After request handling, Actions return a result nam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Determines the view that renders the respon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Views are manifested as implementations of the interface org.opensymphony.xwork2.Result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The same Action often returns different result nam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">To render different responses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3">Actions can also return Result implementations explicitly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19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mmon Result Types" draw:style-name="dp1" draw:master-page-name="Default">
        <draw:frame presentation:style-name="pr4" draw:text-style-name="P17" draw:layer="layout" svg:width="17.476cm" svg:height="2.753cm" svg:x="0.957cm" svg:y="0.225cm" presentation:class="title" presentation:user-transformed="true">
          <draw:text-box>
            <text:p text:style-name="P7"><text:span text:style-name="T3">Common Result Types</text:span></text:p>
          </draw:text-box>
        </draw:frame>
        <draw:frame presentation:style-name="pr5" draw:text-style-name="P9" draw:layer="layout" svg:width="21.855cm" svg:height="11.219cm" svg:x="1.746cm" svg:y="4.658cm" presentation:class="outline" presentation:user-transformed="true">
          <draw:text-box>
            <text:list text:style-name="L4">
              <text:list-item>
                <text:p text:style-name="P8"><text:span text:style-name="T3">ServletDispatcherResult (the default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Uses RequestDispatcher to forward to another servlet, which is usually a JSP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FreemarkerResul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Renders a response using Freemarker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VelocityResul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Renders a response using Velocity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XSLTResul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Renders a response using an XSL transform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0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tion Configura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ction Configurat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33"><text:span text:style-name="T3">Actions are grouped into “packages” that can be extended</text:span></text:p>
              </text:list-item>
            </text:list>
            <text:list text:style-name="L4">
              <text:list-item>
                <text:p text:style-name="P8"><text:span text:style-name="T3">Each Action's configuration include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the action's nam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the action class to instantiate, populate &amp; execute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any interceptors, 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a mapping from result name to result (aka “view”)</text:span></text:p>
                  </text:list-item>
                </text:list>
              </text:list-item>
            </text:list>
          </draw:text-box>
        </draw:frame>
        <draw:custom-shape draw:name="Rectangle 4" draw:style-name="gr24" draw:text-style-name="P24" draw:layer="layout" svg:width="22.383cm" svg:height="3.691cm" svg:x="1.27cm" svg:y="12.819cm">
          <text:p text:style-name="P23"><text:span text:style-name="T7">&lt;action name=”article” class=”com.mycompany.action.ArticleAction”&gt;</text:span></text:p>
          <text:p text:style-name="P23"><text:span text:style-name="T7"><text:s text:c="2"/></text:span><text:span text:style-name="T7">&lt;result name=”success” type=”dispatcher”&gt;article.jsp&lt;/result&gt;</text:span></text:p>
          <text:p text:style-name="P23"><text:span text:style-name="T7">&lt;/action&gt;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1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ction Default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ction Default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34">Default &lt;action&gt; class is ActionSupport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19">com.opensymphony.xwork2.ActionSuppor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Default execute() method returns “success”</text:p>
                  </text:list-item>
                </text:list>
              </text:list-item>
            </text:list>
            <text:list text:style-name="L4">
              <text:list-item>
                <text:p text:style-name="P34">Default &lt;result&gt; name is “success”</text:p>
              </text:list-item>
            </text:list>
            <text:list text:style-name="L4">
              <text:list-item>
                <text:p text:style-name="P34">Default &lt;result&gt; type is “dispatcher”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19">org.apache.struts2.dispatcher.ServletDispatcherResul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Alias “dispatcher” defined in framework-provided file struts-default.xml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2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ValueStack &amp; The Model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ValueStack &amp; The Model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34">The ValueStack is a mechanism provided by Struts 2 to make data available to Results (aka views) for rendering</text:p>
              </text:list-item>
            </text:list>
            <text:list text:style-name="L4">
              <text:list-item>
                <text:p text:style-name="P34">The ValueStack allows the view to access the model</text:p>
              </text:list-item>
            </text:list>
            <text:list text:style-name="L4">
              <text:list-item>
                <text:p text:style-name="P34">Data is accessed from different levels in order</text:p>
              </text:list-item>
            </text:list>
            <text:list text:style-name="L4">
              <text:list-item>
                <text:list>
                  <text:list-item>
                    <text:p text:style-name="P35">Temporary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Model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The Action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Named objects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3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ValueStack Scope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ValueStack Scopes</text:p>
          </draw:text-box>
        </draw:frame>
        <draw:frame presentation:style-name="pr5" draw:text-style-name="P9" draw:layer="layout" svg:width="21.855cm" svg:height="11.219cm" svg:x="1.745cm" svg:y="3.857cm" presentation:class="outline" presentation:user-transformed="true">
          <draw:text-box>
            <text:list text:style-name="L4">
              <text:list-item>
                <text:p text:style-name="P34"><text:span text:style-name="T4">Different scopes or levels are checked in a fixed order until a property is found</text:span></text:p>
              </text:list-item>
            </text:list>
            <text:list text:style-name="L4">
              <text:list-item>
                <text:list>
                  <text:list-item>
                    <text:p text:style-name="P35">Temporary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6">created by JSP EL or looping tag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Model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6">via getModel() method on your action clas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6">see ModelDriven interfa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Action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Named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6">#application, #session, #request, #attr, #paramet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4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OGNL &amp; JSP EL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OGNL &amp; JSP EL</text:p>
          </draw:text-box>
        </draw:frame>
        <draw:frame presentation:style-name="pr5" draw:text-style-name="P9" draw:layer="layout" svg:width="21.855cm" svg:height="12.642cm" svg:x="1.745cm" svg:y="3.957cm" presentation:class="outline" presentation:user-transformed="true">
          <draw:text-box>
            <text:list text:style-name="L4">
              <text:list-item>
                <text:p text:style-name="P34"><text:span text:style-name="T4">Struts 2 tags access ValueStack via OGNL</text:span></text:p>
              </text:list-item>
            </text:list>
            <text:list text:style-name="L4">
              <text:list-item>
                <text:p text:style-name="P34"><text:span text:style-name="T4">JSP EL evaluated first, then Struts 2 tags</text:span></text:p>
              </text:list-item>
            </text:list>
            <text:list text:style-name="L4">
              <text:list-item>
                <text:p text:style-name="P34"><text:span text:style-name="T4">Can access variables set in either one</text:span></text:p>
              </text:list-item>
            </text:list>
            <text:list text:style-name="L4">
              <text:list-item>
                <text:list>
                  <text:list-item>
                    <text:p text:style-name="P35">&lt;c:set var=”foo” value=”blah” scope=”session”/&gt;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&lt;s:property value=”%{#session['foo']}” /&gt;</text:p>
                  </text:list-item>
                </text:list>
              </text:list-item>
            </text:list>
            <text:list text:style-name="L4">
              <text:list-item>
                <text:p text:style-name="P34">Named OGNL objects &amp; JSP variabl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<text:span text:style-name="T20">OGNL</text:span><text:span text:style-name="T20"><text:tab/></text:span><text:span text:style-name="T20"><text:tab/></text:span><text:span text:style-name="T20">JSP EL implicit variab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#application<text:tab/>applicationScop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#session<text:tab/>sessionScop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#request<text:tab/>requestScope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#attr<text:tab/><text:tab/>pageScop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7">#parameters<text:tab/>para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5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Interceptor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Interceptors</text:p>
          </draw:text-box>
        </draw:frame>
        <draw:frame presentation:style-name="pr5" draw:text-style-name="P38" draw:layer="layout" svg:width="21.855cm" svg:height="11.219cm" svg:x="1.745cm" svg:y="3.657cm" presentation:class="outline" presentation:user-transformed="true">
          <draw:text-box>
            <text:list text:style-name="L4">
              <text:list-item>
                <text:p text:style-name="P8"><text:span text:style-name="T4">Key to Struts 2 functionality</text:span></text:p>
              </text:list-item>
            </text:list>
            <text:list text:style-name="L4">
              <text:list-item>
                <text:p text:style-name="P8"><text:span text:style-name="T4">Usually use several interceptors defined as an ordered “interceptor stack”</text:span></text:p>
              </text:list-item>
            </text:list>
            <text:list text:style-name="L4">
              <text:list-item>
                <text:p text:style-name="P8"><text:span text:style-name="T4">Can short-circuit or allow execution to proceed</text:span></text:p>
              </text:list-item>
            </text:list>
          </draw:text-box>
        </draw:frame>
        <draw:custom-shape draw:name="Rectangle 4" draw:style-name="gr23" draw:text-style-name="P32" draw:layer="layout" svg:width="24.13cm" svg:height="4.432cm" svg:x="0.635cm" svg:y="10.31cm">
          <text:p text:style-name="P23"><text:span text:style-name="T18">public interface Interceptor {</text:span></text:p>
          <text:p text:style-name="P23"><text:span text:style-name="T18"><text:s text:c="2"/></text:span><text:span text:style-name="T18">void init();</text:span></text:p>
          <text:p text:style-name="P23"><text:span text:style-name="T18"><text:s text:c="2"/></text:span><text:span text:style-name="T18">void destroy();</text:span></text:p>
          <text:p text:style-name="P23"><text:span text:style-name="T18"><text:s text:c="2"/></text:span><text:span text:style-name="T18">String intercept(ActionInvocation invocation) throws Exception;</text:span></text:p>
          <text:p text:style-name="P23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6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Interceptors (continued)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Interceptors (continued)</text:p>
          </draw:text-box>
        </draw:frame>
        <draw:frame presentation:style-name="pr5" draw:text-style-name="P38" draw:layer="layout" svg:width="21.855cm" svg:height="11.219cm" svg:x="1.745cm" svg:y="3.657cm" presentation:class="outline" presentation:user-transformed="true">
          <draw:text-box>
            <text:list text:style-name="L4">
              <text:list-item>
                <text:p text:style-name="P8"><text:span text:style-name="T4">Several interceptor stacks predefined for you in struts-default.xml</text:span></text:p>
              </text:list-item>
            </text:list>
            <text:list text:style-name="L4">
              <text:list-item>
                <text:p text:style-name="P8"><text:span text:style-name="T4">Provide functionality such as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Binding request parameters to a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Providing ServletRequest, ServletContext, etc. to a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utowiring actions with Spring bea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nd much, much more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7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Interceptor Stack Example" draw:style-name="dp1" draw:master-page-name="Default">
        <draw:custom-shape draw:name="Rectangle 4" draw:style-name="gr23" draw:text-style-name="P32" draw:layer="layout" svg:width="24.13cm" svg:height="12.7cm" svg:x="0.635cm" svg:y="4.21cm">
          <text:p text:style-name="P23"><text:span text:style-name="T17">&lt;interceptor-stack name="modelDrivenStack"&gt;</text:span></text:p>
          <text:p text:style-name="P23"><text:span text:style-name="T18"><text:s text:c="4"/></text:span><text:span text:style-name="T18">&lt;interceptor-ref name="modelDriven"/&gt;</text:span></text:p>
          <text:p text:style-name="P23"><text:span text:style-name="T18"><text:s text:c="4"/></text:span><text:span text:style-name="T18">&lt;interceptor-ref name="basicStack"/&gt;</text:span></text:p>
          <text:p text:style-name="P23"><text:span text:style-name="T18">&lt;/interceptor-stack&gt;</text:span></text:p>
          <text:p text:style-name="P23"><text:span text:style-name="T18"/></text:p>
          <text:p text:style-name="P23"><text:span text:style-name="T18">&lt;interceptor-stack name="basicStack"&gt;</text:span></text:p>
          <text:p text:style-name="P23"><text:span text:style-name="T18"><text:s text:c="4"/></text:span><text:span text:style-name="T18">&lt;interceptor-ref name="exception"/&gt;</text:span></text:p>
          <text:p text:style-name="P23"><text:span text:style-name="T18"><text:s text:c="4"/></text:span><text:span text:style-name="T18">&lt;interceptor-ref name="servletConfig"/&gt;</text:span></text:p>
          <text:p text:style-name="P23"><text:span text:style-name="T18"><text:s text:c="4"/></text:span><text:span text:style-name="T18">&lt;interceptor-ref name="prepare"/&gt;</text:span></text:p>
          <text:p text:style-name="P23"><text:span text:style-name="T18"><text:s text:c="4"/></text:span><text:span text:style-name="T18">&lt;interceptor-ref name="checkbox"/&gt;</text:span></text:p>
          <text:p text:style-name="P23"><text:span text:style-name="T18"><text:s text:c="4"/></text:span><text:span text:style-name="T18">&lt;interceptor-ref name="actionMappingParams"/&gt;</text:span></text:p>
          <text:p text:style-name="P23"><text:span text:style-name="T18"><text:s text:c="4"/></text:span><text:span text:style-name="T18">&lt;interceptor-ref name="params"/&gt;</text:span></text:p>
          <text:p text:style-name="P23"><text:span text:style-name="T18"><text:s text:c="4"/></text:span><text:span text:style-name="T18">&lt;interceptor-ref name="conversionError"/&gt;</text:span></text:p>
          <text:p text:style-name="P23"><text:span text:style-name="T18">&lt;/interceptor-stack&gt;</text:span></text:p>
          <text:p text:style-name="P23"><text:span text:style-name="T18"/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Interceptor Stack Example:<text:line-break/>Render a Model in a View</text:p>
          </draw:text-box>
        </draw:frame>
        <draw:rect draw:style-name="gr25" draw:text-style-name="P39" draw:layer="layout" svg:width="5.715cm" svg:height="1.27cm" svg:x="16.51cm" svg:y="4.445cm">
          <text:p text:style-name="P6"><text:span text:style-name="T21">Interceptor</text:span></text:p>
        </draw:rect>
        <draw:rect draw:style-name="gr25" draw:text-style-name="P41" draw:layer="layout" svg:width="6.985cm" svg:height="2.32cm" svg:x="16.51cm" svg:y="6.35cm">
          <text:p text:style-name="P40"><text:span text:style-name="T21">Interceptor Stack</text:span><text:span text:style-name="T21"><text:line-break/></text:span><text:span text:style-name="T21">Reference</text:span></text:p>
        </draw:rect>
        <draw:line draw:style-name="gr26" draw:layer="layout" svg:x1="16.51cm" svg:y1="5.08cm" svg:x2="13.989cm" svg:y2="5.461cm">
          <text:p text:style-name="P6"/>
        </draw:line>
        <draw:line draw:style-name="gr27" draw:layer="layout" svg:x1="16.466cm" svg:y1="6.784cm" svg:x2="13.454cm" svg:y2="6.305cm">
          <text:p text:style-name="P6"/>
        </draw:line>
        <draw:line draw:style-name="gr10" draw:layer="layout" svg:x1="16.438cm" svg:y1="7.206cm" svg:x2="13.285cm" svg:y2="8.557cm">
          <text:p text:style-name="P6"/>
        </draw:lin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8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Model Driven Stack Explained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Model Driven Stack Explained</text:p>
          </draw:text-box>
        </draw:frame>
        <draw:frame presentation:style-name="pr5" draw:text-style-name="P38" draw:layer="layout" svg:width="21.855cm" svg:height="11.219cm" svg:x="1.745cm" svg:y="3.657cm" presentation:class="outline" presentation:user-transformed="true">
          <draw:text-box>
            <text:list text:style-name="L4">
              <text:list-item>
                <text:p text:style-name="P8"><text:span text:style-name="T4">modelDriv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llows action to provide a model object to view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If action implements ModelDriven, invokes</text:span><text:span text:style-name="T4"><text:line-break/></text:span><text:span text:style-name="T4">“Object getModel()” &amp; places object on ValueStack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4">excep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aps thrown exceptions to result na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Wraps exception in ExceptionHolder and places on ValueStack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4">servletConfig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Injects servlet artifacts based on *Aware interfa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29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Model Driven Stack Explained (continued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odel Driven Stack Explained (continued)</text:p>
          </draw:text-box>
        </draw:frame>
        <draw:frame presentation:style-name="pr5" draw:text-style-name="P38" draw:layer="layout" svg:width="21.855cm" svg:height="11.219cm" svg:x="1.604cm" svg:y="3.937cm" presentation:class="outline" presentation:user-transformed="true">
          <draw:text-box>
            <text:list text:style-name="L4">
              <text:list-item>
                <text:p text:style-name="P8"><text:span text:style-name="T4">prepar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llows action to execute pre-processing logi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If action implements Preparable, invokes action method “void prepare()”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checkbox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Works around HTML unchecked checkbox quirks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4">actionMappingPara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ets parameters from the current ActionMapping on the ValueStack instead of from request paramet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0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Model Driven Stack Explained (continued again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odel Driven Stack Explained (continued)</text:p>
          </draw:text-box>
        </draw:frame>
        <draw:frame presentation:style-name="pr5" draw:text-style-name="P38" draw:layer="layout" svg:width="21.855cm" svg:height="11.219cm" svg:x="1.604cm" svg:y="4.459cm" presentation:class="outline" presentation:user-transformed="true">
          <draw:text-box>
            <text:list text:style-name="L4">
              <text:list-item>
                <text:p text:style-name="P8"><text:span text:style-name="T4">para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ets request parameters on the ValueStack</text:span></text:p>
                  </text:list-item>
                </text:list>
              </text:list-item>
            </text:list>
            <text:list text:style-name="L4">
              <text:list-item>
                <text:p text:style-name="P33"><text:span text:style-name="T4">conversionErro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Adds any data binding conversion errors from the ActionContext to the Action's field errors if the Action implements ValidationAware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1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pring Integra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truts 2</text:span></text:p>
              </text:list-item>
            </text:list>
            <text:list text:style-name="L4">
              <text:list-item>
                <text:p text:style-name="P8"><text:span text:style-name="T3">Struts 2 Request Processing Lifecycle</text:span></text:p>
              </text:list-item>
            </text:list>
            <text:list text:style-name="L4">
              <text:list-item>
                <text:p text:style-name="P8"><text:span text:style-name="T3">Key Struts 2 Artifacts</text:span></text:p>
              </text:list-item>
            </text:list>
            <text:list text:style-name="L4">
              <text:list-item>
                <text:p text:style-name="P8"><text:span text:style-name="T5">Spring Integration</text:span></text:p>
              </text:list-item>
            </text:list>
            <text:list text:style-name="L4">
              <text:list-item>
                <text:p text:style-name="P8"><text:span text:style-name="T4">Form Handling</text:span></text:p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2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truts 2 Spring Integra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truts 2 Spring Integrat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9">
              <text:list-item>
                <text:p text:style-name="P42"><text:span text:style-name="T3">Struts 2 can use Spring with Actions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To retrieve beans representing actions and/o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To inject actions with dependencies</text:span></text:p>
                  </text:list-item>
                </text:list>
              </text:list-item>
            </text:list>
            <text:list text:style-name="L9">
              <text:list-item>
                <text:p text:style-name="P43"><text:span text:style-name="T3">Include the Struts 2 Spring plug-in on the classpath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Defines interceptor stack “spring-default”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Automatically configures ActionAutowiringInterceptor &amp; SpringObjectFacto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3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truts 2</text:span></text:p>
              </text:list-item>
            </text:list>
            <text:list text:style-name="L4">
              <text:list-item>
                <text:p text:style-name="P8"><text:span text:style-name="T3">Struts 2 Request Processing Lifecycle</text:span></text:p>
              </text:list-item>
            </text:list>
            <text:list text:style-name="L4">
              <text:list-item>
                <text:p text:style-name="P8"><text:span text:style-name="T3">Key Struts 2 Artifacts</text:span></text:p>
              </text:list-item>
            </text:list>
            <text:list text:style-name="L4">
              <text:list-item>
                <text:p text:style-name="P8"><text:span text:style-name="T4">Spring Integration</text:span></text:p>
              </text:list-item>
            </text:list>
            <text:list text:style-name="L4">
              <text:list-item>
                <text:p text:style-name="P8"><text:span text:style-name="T5">Form Handling</text:span></text:p>
              </text:list-item>
            </text:list>
            <text:list text:style-name="L4">
              <text:list-item>
                <text:p text:style-name="P8"><text:span text:style-name="T4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4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truts 2 Form Handlin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truts 2 Form Handling</text:p>
          </draw:text-box>
        </draw:frame>
        <draw:frame presentation:style-name="pr5" draw:text-style-name="P45" draw:layer="layout" svg:width="21.855cm" svg:height="11.219cm" svg:x="1.745cm" svg:y="4.657cm" presentation:class="outline" presentation:user-transformed="true">
          <draw:text-box>
            <text:list text:style-name="L9">
              <text:list-item>
                <text:p text:style-name="P44"><text:span text:style-name="T3">Key Concepts &amp; Artifacts:</text:span></text:p>
              </text:list-item>
            </text:list>
            <text:list text:style-name="L9">
              <text:list-item>
                <text:p text:style-name="P44"><text:span text:style-name="T3"/></text:p>
              </text:list-item>
            </text:list>
            <text:list text:style-name="L9">
              <text:list-item>
                <text:p text:style-name="P42"><text:span text:style-name="T3">Action Class</text:span></text:p>
              </text:list-item>
            </text:list>
            <text:list text:style-name="L9">
              <text:list-item>
                <text:p text:style-name="P42"><text:span text:style-name="T3">Action Configuration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Interceptor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Form Views</text:span></text:p>
                  </text:list-item>
                </text:list>
              </text:list-item>
            </text:list>
            <text:list text:style-name="L9">
              <text:list-item>
                <text:p text:style-name="P42"><text:span text:style-name="T3">Binding &amp; Validation</text:span></text:p>
              </text:list-item>
            </text:list>
            <text:list text:style-name="L9">
              <text:list-item>
                <text:p text:style-name="P42"><text:span text:style-name="T3">Exception Handling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5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:  Action Clas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Form Handling:<text:line-break/>Action Class</text:p>
          </draw:text-box>
        </draw:frame>
        <draw:custom-shape draw:name="Rectangle 4" draw:style-name="gr23" draw:text-style-name="P32" draw:layer="layout" svg:width="24.13cm" svg:height="14.207cm" svg:x="0.635cm" svg:y="3.61cm">
          <text:p text:style-name="P23"><text:span text:style-name="T17">public class AccountAction extends ActionSupport implements Preparable {</text:span></text:p>
          <text:p text:style-name="P23"><text:span text:style-name="T17"/></text:p>
          <text:p text:style-name="P23"><text:span text:style-name="T17"><text:s text:c="4"/></text:span><text:span text:style-name="T17">private Long id; // setter omitted for brevity</text:span></text:p>
          <text:p text:style-name="P23"><text:span text:style-name="T18"><text:s text:c="4"/></text:span><text:span text:style-name="T18">private Account account; // setter &amp; getter omitted for brevity</text:span></text:p>
          <text:p text:style-name="P23"><text:span text:style-name="T18"><text:s text:c="4"/></text:span><text:span text:style-name="T18">private List&lt;Account&gt; accounts; // getter omitted for brevity</text:span></text:p>
          <text:p text:style-name="P23"><text:span text:style-name="T17"><text:s text:c="4"/></text:span><text:span text:style-name="T17">private AccountService service; // business service</text:span></text:p>
          <text:p text:style-name="P23"><text:span text:style-name="T17"/></text:p>
          <text:p text:style-name="P23"><text:span text:style-name="T17"><text:s text:c="4"/></text:span><text:span text:style-name="T17">public AccountAction(AccountService service) { // ctor injection</text:span></text:p>
          <text:p text:style-name="P23"><text:span text:style-name="T17"><text:s text:c="8"/></text:span><text:span text:style-name="T17">this.service = service;</text:span></text:p>
          <text:p text:style-name="P23"><text:span text:style-name="T17"><text:s text:c="4"/></text:span><text:span text:style-name="T17">}</text:span></text:p>
          <text:p text:style-name="P23"><text:span text:style-name="T17"/></text:p>
          <text:p text:style-name="P23"><text:span text:style-name="T17"><text:s text:c="4"/></text:span><text:span text:style-name="T17">public void prepare() {</text:span></text:p>
          <text:p text:style-name="P23"><text:span text:style-name="T17"><text:s text:c="8"/></text:span><text:span text:style-name="T17">if (id != null) account = service.getAccountById(id);</text:span></text:p>
          <text:p text:style-name="P23"><text:span text:style-name="T17"><text:s text:c="4"/></text:span><text:span text:style-name="T17">}</text:span></text:p>
          <text:p text:style-name="P23"><text:span text:style-name="T17"/></text:p>
          <text:p text:style-name="P23"><text:span text:style-name="T17"><text:s text:c="4"/></text:span><text:span text:style-name="T17">// continued on next slide...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6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:  Action Class (2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Form Handling:<text:line-break/>Action Class (continued)</text:p>
          </draw:text-box>
        </draw:frame>
        <draw:custom-shape draw:name="Rectangle 4" draw:style-name="gr28" draw:text-style-name="P46" draw:layer="layout" svg:width="24.13cm" svg:height="14.207cm" svg:x="0.635cm" svg:y="3.61cm">
          <text:p text:style-name="P23"><text:span text:style-name="T17"><text:s text:c="4"/></text:span><text:span text:style-name="T17">// continued from previous slide...</text:span></text:p>
          <text:p text:style-name="P23"><text:span text:style-name="T17"/></text:p>
          <text:p text:style-name="P23"><text:span text:style-name="T18"><text:s text:c="4"/></text:span><text:span text:style-name="T18">public String list() {</text:span></text:p>
          <text:p text:style-name="P23"><text:span text:style-name="T18"><text:s text:c="8"/></text:span><text:span text:style-name="T18">accounts = service.getAllAccounts();</text:span></text:p>
          <text:p text:style-name="P23"><text:span text:style-name="T18"><text:s text:c="8"/></text:span><text:span text:style-name="T18">return SUCCESS;</text:span></text:p>
          <text:p text:style-name="P23"><text:span text:style-name="T18"><text:s text:c="4"/></text:span><text:span text:style-name="T18">}</text:span></text:p>
          <text:p text:style-name="P23"><text:span text:style-name="T18"/></text:p>
          <text:p text:style-name="P23"><text:span text:style-name="T17"><text:s text:c="4"/></text:span><text:span text:style-name="T17">public String save() {</text:span></text:p>
          <text:p text:style-name="P23"><text:span text:style-name="T17"><text:s text:c="9"/></text:span><text:span text:style-name="T17">if (hasErrors()) {</text:span></text:p>
          <text:p text:style-name="P23"><text:span text:style-name="T17"><text:s text:c="13"/></text:span><text:span text:style-name="T17">return INPUT;</text:span></text:p>
          <text:p text:style-name="P23"><text:span text:style-name="T17"><text:s text:c="9"/></text:span><text:span text:style-name="T17">}</text:span></text:p>
          <text:p text:style-name="P23"><text:span text:style-name="T17"><text:s text:c="9"/></text:span><text:span text:style-name="T17">service.saveAccount(account);</text:span></text:p>
          <text:p text:style-name="P23"><text:span text:style-name="T17"><text:s text:c="9"/></text:span><text:span text:style-name="T17">return SUCCESS;</text:span></text:p>
          <text:p text:style-name="P23"><text:span text:style-name="T17"><text:s text:c="4"/></text:span><text:span text:style-name="T17">}</text:span></text:p>
          <text:p text:style-name="P23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7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:  Action Configuration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Form Handling:<text:line-break/>Action Configuration</text:p>
          </draw:text-box>
        </draw:frame>
        <draw:custom-shape draw:name="Rectangle 4" draw:style-name="gr29" draw:text-style-name="P46" draw:layer="layout" svg:width="24.13cm" svg:height="8.887cm" svg:x="0.635cm" svg:y="5.61cm">
          <text:p text:style-name="P23"><text:span text:style-name="T18">&lt;default-interceptor-ref name=”paramsPrepareParamsStack”/&gt;</text:span></text:p>
          <text:p text:style-name="P23"><text:span text:style-name="T18"/></text:p>
          <text:p text:style-name="P23"><text:span text:style-name="T18">&lt;action name=”listAccounts” class=”...AccountAction”&gt;</text:span></text:p>
          <text:p text:style-name="P23"><text:span text:style-name="T18"><text:s text:c="2"/></text:span><text:span text:style-name="T18">&lt;result&gt;/WEB-INF/views/accounts.jsp&lt;/result&gt;</text:span></text:p>
          <text:p text:style-name="P23"><text:span text:style-name="T18">&lt;/action&gt;</text:span></text:p>
          <text:p text:style-name="P23"><text:span text:style-name="T18"/></text:p>
          <text:p text:style-name="P23"><text:span text:style-name="T18">&lt;action name=”editAccount” class=”...AccountAction”&gt;</text:span></text:p>
          <text:p text:style-name="P23"><text:span text:style-name="T18"><text:s text:c="2"/></text:span><text:span text:style-name="T18">&lt;result type=”redirect-action”&gt;listAccounts&lt;/result&gt;</text:span></text:p>
          <text:p text:style-name="P23"><text:span text:style-name="T18"><text:s text:c="2"/></text:span><text:span text:style-name="T18">&lt;result name=”input”&gt;/WEB-INF/views/accountForm.jsp&lt;/result&gt;</text:span></text:p>
          <text:p text:style-name="P23"><text:span text:style-name="T18">&lt;/action&gt;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8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:  Binding &amp; Validation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Form Handling:<text:line-break/>Binding &amp; Validation</text:p>
          </draw:text-box>
        </draw:frame>
        <draw:frame presentation:style-name="pr5" draw:text-style-name="P45" draw:layer="layout" svg:width="21.855cm" svg:height="11.219cm" svg:x="1.745cm" svg:y="4.657cm" presentation:class="outline" presentation:user-transformed="true">
          <draw:text-box>
            <text:list text:style-name="L9">
              <text:list-item>
                <text:p text:style-name="P42"><text:span text:style-name="T3">Handled by interceptor stack “paramsPrepareParamsStack”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From package “struts-default” in struts-default.xml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2"><text:span text:style-name="T3">Interceptors in stack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6"><text:span text:style-name="T3">exception, alias, </text:span><text:span text:style-name="T5">params</text:span><text:span text:style-name="T3">, servletConfig, <text:s/></text:span><text:span text:style-name="T5">prepare</text:span><text:span text:style-name="T3">, i18n, chain, modelDriven, fileUpload, checkbox, staticParams, </text:span><text:span text:style-name="T5">params</text:span><text:span text:style-name="T3">, conversionError, </text:span><text:span text:style-name="T5">validation</text:span><text:span text:style-name="T3">, </text:span><text:span text:style-name="T5">workflow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39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:  Binding Interceptor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Form Handling:<text:line-break/>Binding Interceptors</text:p>
          </draw:text-box>
        </draw:frame>
        <draw:frame presentation:style-name="pr5" draw:text-style-name="P45" draw:layer="layout" svg:width="21.855cm" svg:height="12.017cm" svg:x="1.745cm" svg:y="4.657cm" presentation:class="outline" presentation:user-transformed="true">
          <draw:text-box>
            <text:list text:style-name="L10">
              <text:list-item>
                <text:p text:style-name="P43"><text:span text:style-name="T3">Relevant binding interceptors in stack: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3">First “params” intercept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">binds request parameters to available properties, which is only “id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3">“</text:span><text:span text:style-name="T3">prepare” intercept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">If action implements Preparable, invokes prepare(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3">Second “params” intercept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">Binds request parameters to available properties, which now includes an Accoun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43"><text:span text:style-name="T3">Relies on request parameter names that are OGNL expressions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3">“</text:span><text:span text:style-name="T3">account.name” =&gt; action.getAccount().setName()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0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orm Handling:  Validation Interceptor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Form Handling:<text:line-break/>Validation Interceptors</text:p>
          </draw:text-box>
        </draw:frame>
        <draw:frame presentation:style-name="pr5" draw:text-style-name="P45" draw:layer="layout" svg:width="21.855cm" svg:height="11.219cm" svg:x="1.745cm" svg:y="4.657cm" presentation:class="outline" presentation:user-transformed="true">
          <draw:text-box>
            <text:list text:style-name="L10">
              <text:list-item>
                <text:p text:style-name="P43"><text:span text:style-name="T3">Relevant interceptors in stack: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3">“</text:span><text:span text:style-name="T3">Validation” intercept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">Validates declaratively using</text:span><text:span text:style-name="T3"><text:line-break/></text:span><text:span text:style-name="T3">${ActionClass}-validation.xm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2"><text:span text:style-name="T3">“</text:span><text:span text:style-name="T3">Workflow” intercepto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6"><text:span text:style-name="T3">If action implements Validateable [sic], calls validate(); then, if action implements ValidationAware and hasErrors() returns true, stops interceptor chain and returns INPU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1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Quick Start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Overview of Struts 2</text:span></text:p>
              </text:list-item>
            </text:list>
            <text:list text:style-name="L4">
              <text:list-item>
                <text:p text:style-name="P8"><text:span text:style-name="T3">Struts 2 Request Processing Lifecycle</text:span></text:p>
              </text:list-item>
            </text:list>
            <text:list text:style-name="L4">
              <text:list-item>
                <text:p text:style-name="P8"><text:span text:style-name="T3">Key Struts 2 Artifacts</text:span></text:p>
              </text:list-item>
            </text:list>
            <text:list text:style-name="L4">
              <text:list-item>
                <text:p text:style-name="P8"><text:span text:style-name="T4">Spring Integration</text:span></text:p>
              </text:list-item>
            </text:list>
            <text:list text:style-name="L4">
              <text:list-item>
                <text:p text:style-name="P8"><text:span text:style-name="T4">Form Handling</text:span></text:p>
              </text:list-item>
            </text:list>
            <text:list text:style-name="L4">
              <text:list-item>
                <text:p text:style-name="P8"><text:span text:style-name="T5">Quick Start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2"/>
          <draw:frame presentation:style-name="pr6" draw:text-style-name="P11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Struts 2 Quick Start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truts 2 Quick Start with Spring Integration</text:p>
          </draw:text-box>
        </draw:frame>
        <draw:frame presentation:style-name="pr5" draw:text-style-name="P9" draw:layer="layout" svg:width="21.855cm" svg:height="11.619cm" svg:x="1.745cm" svg:y="4.657cm" presentation:class="outline" presentation:user-transformed="true">
          <draw:text-box>
            <text:list text:style-name="L9">
              <text:list-item>
                <text:p text:style-name="P42"><text:span text:style-name="T3">Steps to developing web application functionality with Spring MVC</text:span></text:p>
              </text:list-item>
            </text:list>
            <text:list text:style-name="L11">
              <text:list-item>
                <text:list>
                  <text:list-item>
                    <text:p text:style-name="P47"><text:span text:style-name="T3">Deploy a FilterDispatcher filter (one-time only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3">Ensure Struts 2 Spring plug-in jar is on the classpath</text:span></text:p>
                      </text:list-item>
                    </text:list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47"><text:span text:style-name="T3">Implement an Action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47"><text:span text:style-name="T3">Implement the Result(s)/view(s)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47"><text:span text:style-name="T3">Configure the Action in your struts.xml file(s)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6"><text:span text:style-name="T3">Action, result(s) &amp; interceptors</text:span></text:p>
                      </text:list-item>
                    </text:list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47"><text:span text:style-name="T3">Deploy and test</text:span></text:p>
                  </text:list-item>
                </text:list>
              </text:list-item>
            </text:list>
            <text:list text:style-name="L11" text:continue-numbering="true">
              <text:list-item>
                <text:list text:continue-numbering="true">
                  <text:list-item>
                    <text:p text:style-name="P48"><text:span text:style-name="T3"/></text:p>
                  </text:list-item>
                </text:list>
              </text:list-item>
            </text:list>
            <text:list text:style-name="L9">
              <text:list-item>
                <text:p text:style-name="P44"><text:span text:style-name="T3">Repeat steps 2-5 to develop new functionality</text:span></text:p>
              </text:list-item>
            </text:list>
          </draw:text-box>
        </draw:frame>
        <presentation:notes draw:style-name="dp2">
          <draw:custom-shape draw:name="Rectangle 7" draw:style-name="gr1" draw:text-style-name="P10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3"/>
          <draw:frame presentation:style-name="pr8" draw:text-style-name="P1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1. Deploy a FilterDispatch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1. Deploy a FilterDispatcher</text:span></text:p>
          </draw:text-box>
        </draw:frame>
        <draw:frame presentation:style-name="pr11" draw:text-style-name="P9" draw:layer="layout" svg:width="21.59cm" svg:height="11.431cm" svg:x="1.905cm" svg:y="4.657cm" presentation:class="outline" presentation:user-transformed="true">
          <draw:text-box>
            <text:list text:style-name="L4">
              <text:list-item>
                <text:p text:style-name="P8"><text:span text:style-name="T3">Define inside &lt;webapp&gt; within web.xml</text:span></text:p>
              </text:list-item>
            </text:list>
            <text:list text:style-name="L4">
              <text:list-item>
                <text:p text:style-name="P8"><text:span text:style-name="T3">In addition to Spring configuration</text:span></text:p>
              </text:list-item>
            </text:list>
          </draw:text-box>
        </draw:frame>
        <draw:custom-shape draw:name="Rectangle 4" draw:style-name="gr30" draw:text-style-name="P24" draw:layer="layout" svg:width="22.383cm" svg:height="5.122cm" svg:x="1.621cm" svg:y="8.578cm">
          <text:p text:style-name="P23"><text:span text:style-name="T7">&lt;filter&gt;</text:span></text:p>
          <text:p text:style-name="P23"><text:span text:style-name="T7"><text:s text:c="2"/></text:span><text:span text:style-name="T7">&lt;filter-name&gt;struts2&lt;/filter-name&gt;</text:span></text:p>
          <text:p text:style-name="P23"><text:span text:style-name="T7"><text:s text:c="2"/></text:span><text:span text:style-name="T7">&lt;filter-class&gt;</text:span></text:p>
          <text:p text:style-name="P23"><text:span text:style-name="T7"><text:s text:c="4"/></text:span><text:span text:style-name="T7">org.apache.struts2.dispatcher.FilterDispatcher</text:span></text:p>
          <text:p text:style-name="P23"><text:span text:style-name="T7"><text:s text:c="2"/></text:span><text:span text:style-name="T7">&lt;/filter-class&gt;</text:span></text:p>
          <text:p text:style-name="P23"><text:span text:style-name="T7">&lt;/filter&gt;</text:span></text:p>
          <text:p text:style-name="P23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4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49"><text:span text:style-name="T22">Mention the default naming convention; if you don’t specify a contextConfigLocation param, it will load /WEB-INF/rewardsadmin-servlet.xml.</text:span></text:p>
              <text:p text:style-name="P49"><text:span text:style-name="T22"/></text:p>
            </draw:text-box>
          </draw:frame>
        </presentation:notes>
      </draw:page>
      <draw:page draw:name="1. Deploy a FilterDispatcher (2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3">1. Deploy a FilterDispatcher (2)</text:span></text:p>
          </draw:text-box>
        </draw:frame>
        <draw:frame presentation:style-name="pr11" draw:text-style-name="P9" draw:layer="layout" svg:width="21.59cm" svg:height="11.431cm" svg:x="1.905cm" svg:y="4.445cm" presentation:class="outline" presentation:user-transformed="true">
          <draw:text-box>
            <text:list text:style-name="L4">
              <text:list-item>
                <text:p text:style-name="P8"><text:span text:style-name="T3">Map the filter to a URL pattern</text:span></text:p>
              </text:list-item>
            </text:list>
            <text:list text:style-name="L4">
              <text:list-item>
                <text:p text:style-name="P50"><text:span text:style-name="T3"/></text:p>
              </text:list-item>
            </text:list>
            <text:list text:style-name="L4">
              <text:list-item>
                <text:p text:style-name="P50"><text:span text:style-name="T3"/></text:p>
              </text:list-item>
            </text:list>
            <text:list text:style-name="L4">
              <text:list-item>
                <text:p text:style-name="P50"><text:span text:style-name="T3"/></text:p>
              </text:list-item>
            </text:list>
            <text:list text:style-name="L4">
              <text:list-item>
                <text:p text:style-name="P50"><text:span text:style-name="T3"/></text:p>
              </text:list-item>
            </text:list>
            <text:list text:style-name="L4">
              <text:list-item>
                <text:p text:id="id7" text:style-name="P8"><text:span text:style-name="T3">Will now be able to invoke the Servlet like</text:span></text:p>
              </text:list-item>
            </text:list>
          </draw:text-box>
        </draw:frame>
        <draw:custom-shape draw:name="Rectangle 4" draw:style-name="gr23" draw:text-style-name="P32" draw:layer="layout" svg:width="17.339cm" svg:height="3.599cm" svg:x="2.963cm" svg:y="6.138cm">
          <text:p text:style-name="P23"><text:span text:style-name="T17">&lt;filter-mapping&gt;</text:span></text:p>
          <text:p text:style-name="P23"><text:span text:style-name="T17"><text:s text:c="2"/></text:span><text:span text:style-name="T17">&lt;filter-name&gt;struts2&lt;/filter-name&gt;</text:span></text:p>
          <text:p text:style-name="P23"><text:span text:style-name="T17"><text:s text:c="2"/></text:span><text:span text:style-name="T17">&lt;url-pattern&gt;/*&lt;/url-pattern&gt;</text:span></text:p>
          <text:p text:style-name="P23"><text:span text:style-name="T17">&lt;/filter-mapping&gt;</text:span></text:p>
          <draw:enhanced-geometry svg:viewBox="0 0 21600 21600" draw:type="rectangle" draw:enhanced-path="M 0 0 L 21600 0 21600 21600 0 21600 0 0 Z N"/>
        </draw:custom-shape>
        <draw:custom-shape draw:name="Text Box 5" draw:style-name="gr31" draw:text-style-name="P5" draw:id="id8" draw:layer="layout" svg:width="18.94cm" svg:height="2.622cm" svg:x="2.963cm" svg:y="12.065cm">
          <text:p text:style-name="P51"><text:span text:style-name="T8">http://localhost:8080/rewardsadmin/reward/list</text:span><text:span text:style-name="T8"><text:line-break/></text:span><text:span text:style-name="T8">http://localhost:8080/rewardsadmin/reward/new</text:span></text:p>
          <text:p text:style-name="P51"><text:span text:style-name="T8">http://localhost:8080/rewardsadmin/reward/show?id=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5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49"><text:span text:style-name="T22">The single dispatcher servlet serves a number of requests, one dispatcher servlet per logical web unit</text:span></text:p>
              <text:p text:style-name="P49"><text:span text:style-name="T22"/></text:p>
            </draw:text-box>
          </draw:frame>
        </presentation:notes>
      </draw:page>
      <draw:page draw:name="Initial FilterDispatcher Confi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Initial FilterDispatcher Config</text:span></text:p>
          </draw:text-box>
        </draw:frame>
        <draw:custom-shape draw:name="Rectangle 3" draw:style-name="gr23" draw:text-style-name="P5" draw:layer="layout" svg:width="23.072cm" svg:height="8.678cm" svg:x="1.27cm" svg:y="5.715cm">
          <text:p text:style-name="P52"><text:span text:style-name="T23">&lt;struts&gt;</text:span></text:p>
          <text:p text:style-name="P52"><text:span text:style-name="T23"><text:s text:c="2"/></text:span><text:span text:style-name="T23">&lt;package name=”rewards” extends=”spring-default”&gt;</text:span></text:p>
          <text:p text:style-name="P52"><text:span text:style-name="T23"><text:s text:c="4"/></text:span><text:span text:style-name="T23">&lt;!-- </text:span></text:p>
          <text:p text:style-name="P52"><text:span text:style-name="T23"><text:s text:c="8"/></text:span><text:span text:style-name="T23">Define your Struts2 artifacts here such as constants, interceptor stacks,</text:span><text:span text:style-name="T23"><text:line-break/></text:span><text:span text:style-name="T23"> <text:s text:c="2"/>default interceptors, result types, global result types, and actions.</text:span></text:p>
          <text:p text:style-name="P52"><text:span text:style-name="T23"><text:s text:c="4"/></text:span><text:span text:style-name="T23">--&gt;</text:span></text:p>
          <text:p text:style-name="P52"><text:span text:style-name="T23"><text:s text:c="2"/></text:span><text:span text:style-name="T23">&lt;/package&gt;</text:span></text:p>
          <text:p text:style-name="P52"><text:span text:style-name="T23">&lt;/struts&gt;</text:span></text:p>
          <draw:enhanced-geometry svg:viewBox="0 0 21600 21600" draw:type="rectangle" draw:enhanced-path="M 0 0 L 21600 0 21600 21600 0 21600 0 0 Z N"/>
        </draw:custom-shape>
        <draw:custom-shape draw:name="Rectangle 4" draw:style-name="gr32" draw:text-style-name="P5" draw:layer="layout" svg:width="15.552cm" svg:height="1.048cm" svg:x="1.009cm" svg:y="4.657cm">
          <text:p text:style-name="P51"><text:span text:style-name="T7">struts.xml (on classpath, like /WEB-INF/classes)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6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After FilterDispatcher Deployment" draw:style-name="dp1" draw:master-page-name="Default">
        <draw:custom-shape draw:name="AutoShape 2" draw:style-name="gr33" draw:text-style-name="P5" draw:layer="layout" svg:width="14.817cm" svg:height="12.065cm" svg:x="4.445cm" svg:y="4.86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17" draw:layer="layout" svg:width="17.476cm" svg:height="2.999cm" svg:x="0.957cm" svg:y="0.225cm" presentation:class="title" presentation:user-transformed="true">
          <draw:text-box>
            <text:p text:style-name="P7"><text:span text:style-name="T3">After FilterDispatcher Deployment with Spring</text:span></text:p>
          </draw:text-box>
        </draw:frame>
        <draw:custom-shape draw:name="AutoShape 4" draw:style-name="gr34" draw:text-style-name="P5" draw:layer="layout" svg:width="12.7cm" svg:height="4.657cm" svg:x="5.503cm" svg:y="5.503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5" draw:style-name="gr35" draw:text-style-name="P53" draw:layer="layout" svg:width="8.596cm" svg:height="0.972cm" svg:x="7.637cm" svg:y="5.503cm">
          <text:p text:style-name="P51"><text:span text:style-name="T24">Root WebApplicationContext</text:span></text:p>
          <draw:enhanced-geometry svg:viewBox="0 0 21600 21600" draw:type="mso-spt202" draw:enhanced-path="M 0 0 L 21600 0 21600 21600 0 21600 0 0 Z N"/>
        </draw:custom-shape>
        <draw:line draw:name="Line 6" draw:style-name="gr36" draw:text-style-name="P20" draw:layer="layout" svg:x1="12.065cm" svg:y1="12.064cm" svg:x2="12.065cm" svg:y2="10.159cm">
          <text:p text:style-name="P6"/>
        </draw:line>
        <draw:polyline draw:name="Line 7" draw:style-name="gr37" draw:text-style-name="P20" draw:id="id9" draw:layer="layout" svg:width="6.772cm" svg:height="0cm" svg:x="12.065cm" svg:y="11.218cm" svg:viewBox="0 0 6773 0" draw:points="0,0 6773,0">
          <text:p text:style-name="P6"/>
        </draw:polyline>
        <draw:custom-shape draw:name="Text Box 8" draw:style-name="gr38" draw:text-style-name="P55" draw:id="id10" draw:layer="layout" svg:width="6.139cm" svg:height="2.394cm" svg:x="18.838cm" svg:y="9.737cm">
          <text:p text:style-name="P54"><text:span text:style-name="T9">All Struts2 artifacts will have access to application beans <text:s/></text:span></text:p>
          <draw:enhanced-geometry svg:viewBox="0 0 21600 21600" draw:type="mso-spt202" draw:enhanced-path="M 0 0 L 21600 0 21600 21600 0 21600 0 0 Z N"/>
        </draw:custom-shape>
        <draw:custom-shape draw:name="Text Box 9" draw:style-name="gr39" draw:text-style-name="P19" draw:layer="layout" svg:width="11.06cm" svg:height="0.972cm" svg:x="6.35cm" svg:y="4.022cm">
          <text:p text:style-name="P18"><text:span text:style-name="T9">Java EE™ Web Application</text:span></text:p>
          <draw:enhanced-geometry svg:viewBox="0 0 21600 21600" draw:type="mso-spt202" draw:enhanced-path="M 0 0 L 21600 0 21600 21600 0 21600 0 0 Z N"/>
        </draw:custom-shape>
        <draw:custom-shape draw:name="Rectangle 10" draw:style-name="gr40" draw:text-style-name="P5" draw:layer="layout" svg:width="2.752cm" svg:height="0.846cm" svg:x="8.678cm" svg:y="7.832cm">
          <text:p text:style-name="P6"/>
          <draw:enhanced-geometry svg:viewBox="0 0 21600 21600" draw:type="rectangle" draw:enhanced-path="M 0 0 L 21600 0 21600 21600 0 21600 0 0 Z N"/>
        </draw:custom-shape>
        <draw:custom-shape draw:name="Rectangle 11" draw:style-name="gr40" draw:text-style-name="P5" draw:layer="layout" svg:width="2.752cm" svg:height="0.847cm" svg:x="11.43cm" svg:y="8.89cm">
          <text:p text:style-name="P6"/>
          <draw:enhanced-geometry svg:viewBox="0 0 21600 21600" draw:type="rectangle" draw:enhanced-path="M 0 0 L 21600 0 21600 21600 0 21600 0 0 Z N"/>
        </draw:custom-shape>
        <draw:custom-shape draw:name="Rectangle 12" draw:style-name="gr41" draw:text-style-name="P5" draw:layer="layout" svg:width="2.752cm" svg:height="0.846cm" svg:x="10.583cm" svg:y="6.562cm">
          <text:p text:style-name="P6"/>
          <draw:enhanced-geometry svg:viewBox="0 0 21600 21600" draw:type="rectangle" draw:enhanced-path="M 0 0 L 21600 0 21600 21600 0 21600 0 0 Z N"/>
        </draw:custom-shape>
        <draw:line draw:name="Line 13" draw:style-name="gr42" draw:text-style-name="P20" draw:layer="layout" svg:x1="12.065cm" svg:y1="7.408cm" svg:x2="12.065cm" svg:y2="8.89cm">
          <text:p text:style-name="P6"/>
        </draw:line>
        <draw:line draw:name="Line 14" draw:style-name="gr42" draw:text-style-name="P20" draw:layer="layout" svg:x1="11.007cm" svg:y1="7.408cm" svg:x2="11.007cm" svg:y2="7.832cm">
          <text:p text:style-name="P6"/>
        </draw:line>
        <draw:line draw:name="Line 15" draw:style-name="gr42" draw:text-style-name="P20" draw:layer="layout" svg:x1="10.16cm" svg:y1="9.313cm" svg:x2="11.43cm" svg:y2="9.313cm">
          <text:p text:style-name="P6"/>
        </draw:line>
        <draw:line draw:name="Line 16" draw:style-name="gr37" draw:text-style-name="P20" draw:layer="layout" svg:x1="10.16cm" svg:y1="9.312cm" svg:x2="10.16cm" svg:y2="8.677cm">
          <text:p text:style-name="P6"/>
        </draw:line>
        <draw:custom-shape draw:name="AutoShape 17" draw:style-name="gr34" draw:text-style-name="P5" draw:layer="layout" svg:width="12.7cm" svg:height="4.233cm" svg:x="5.503cm" svg:y="12.06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18" draw:style-name="gr43" draw:text-style-name="P19" draw:layer="layout" svg:width="11.642cm" svg:height="0.972cm" svg:x="6.138cm" svg:y="12.065cm">
          <text:p text:style-name="P18"><text:span text:style-name="T24">Struts2 Actions &amp; Interceptors</text:span></text:p>
          <draw:enhanced-geometry svg:viewBox="0 0 21600 21600" draw:type="mso-spt202" draw:enhanced-path="M 0 0 L 21600 0 21600 21600 0 21600 0 0 Z N"/>
        </draw:custom-shape>
        <draw:custom-shape draw:name="AutoShape 22" draw:style-name="gr44" draw:text-style-name="P5" draw:layer="layout" svg:width="0.846cm" svg:height="0.635cm" svg:x="11.642cm" svg:y="10.16cm">
          <text:p text:style-name="P6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7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2. Implement an Ac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2. Implement an Action</text:p>
          </draw:text-box>
        </draw:frame>
        <draw:custom-shape draw:name="Rectangle 3" draw:style-name="gr23" draw:text-style-name="P32" draw:layer="layout" svg:width="20.386cm" svg:height="13.57cm" svg:x="2.117cm" svg:y="4.022cm">
          <text:p text:id="id11" text:style-name="P52"><text:span text:style-name="T25">public class RewardAction extends ActionSupport {</text:span></text:p>
          <text:p text:id="id13" text:style-name="P52"><text:span text:style-name="T26"><text:s text:c="4"/></text:span><text:span text:style-name="T25">private </text:span><text:span text:style-name="T26">RewardLookupService </text:span><text:span text:style-name="T27">lookupService</text:span><text:span text:style-name="T26">;</text:span></text:p>
          <text:p text:style-name="P52"><text:span text:style-name="T26"><text:s text:c="4"/></text:span><text:span text:style-name="T26">private Long id;</text:span></text:p>
          <text:p text:id="id14" text:style-name="P52"><text:span text:style-name="T26"><text:s text:c="4"/></text:span><text:span text:style-name="T26">private Reward reward;</text:span></text:p>
          <text:p text:id="id15" text:style-name="P52"><text:span text:style-name="T25"/></text:p>
          <text:p text:id="id16" text:style-name="P52"><text:span text:style-name="T25"><text:s text:c="4"/></text:span><text:span text:style-name="T25">public</text:span><text:span text:style-name="T26"> RewardController(RewardLookupService svc) {</text:span></text:p>
          <text:p text:style-name="P52"><text:span text:style-name="T25"><text:s text:c="8"/></text:span><text:span text:style-name="T26">this.lookupService = svc; </text:span></text:p>
          <text:p text:id="id12" text:style-name="P52"><text:span text:style-name="T26"><text:s text:c="4"/></text:span><text:span text:style-name="T26">}</text:span></text:p>
          <text:p text:id="id19" text:style-name="P52"><text:span text:style-name="T25"/></text:p>
          <text:p text:id="id20" text:style-name="P52"><text:span text:style-name="T25"><text:s text:c="4"/></text:span><text:span text:style-name="T25">public String execute() throws Exception {</text:span></text:p>
          <text:p text:id="id21" text:style-name="P52"><text:span text:style-name="T25"><text:s text:c="8"/></text:span><text:span text:style-name="T25">reward = lookupService.lookupReward(id);</text:span></text:p>
          <text:p text:style-name="P52"><text:span text:style-name="T26"><text:s text:c="8"/></text:span><text:span text:style-name="T26">return SUCCESS;</text:span></text:p>
          <text:p text:style-name="P52"><text:span text:style-name="T26"><text:s text:c="4"/></text:span><text:span text:style-name="T26">}</text:span></text:p>
          <text:p text:style-name="P52"><text:span text:style-name="T26"/></text:p>
          <text:p text:style-name="P52"><text:span text:style-name="T26"><text:s text:c="4"/></text:span><text:span text:style-name="T26">public void setId(Long id) { this.id = id; }</text:span></text:p>
          <text:p text:style-name="P52"><text:span text:style-name="T26"/></text:p>
          <text:p text:style-name="P52"><text:span text:style-name="T26"><text:s text:c="4"/></text:span><text:span text:style-name="T26">public Reward getReward() { return reward; }</text:span></text:p>
          <text:p text:style-name="P52"><text:span text:style-name="T25">}</text:span></text:p>
          <draw:enhanced-geometry svg:viewBox="0 0 21600 21600" draw:type="rectangle" draw:enhanced-path="M 0 0 L 21600 0 21600 21600 0 21600 0 0 Z N"/>
        </draw:custom-shape>
        <draw:custom-shape draw:name="Text Box 13" draw:style-name="gr45" draw:text-style-name="P5" draw:id="id18" draw:layer="layout" svg:width="9.299cm" svg:height="0.972cm" svg:x="12.096cm" svg:y="6.532cm">
          <text:p text:style-name="P51"><text:span text:style-name="T9">Depends on application service</text:span></text:p>
          <draw:enhanced-geometry svg:viewBox="0 0 21600 21600" draw:type="mso-spt202" draw:enhanced-path="M 0 0 L 21600 0 21600 21600 0 21600 0 0 Z N"/>
        </draw:custom-shape>
        <draw:polyline draw:name="Line 14" draw:style-name="gr46" draw:text-style-name="P20" draw:id="id17" draw:layer="layout" svg:width="0cm" svg:height="0.846cm" svg:x="14.817cm" svg:y="5.684cm" svg:viewBox="0 0 0 847" draw:points="0,847 0,0">
          <text:p text:style-name="P6"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8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6"><text:span text:style-name="T6">Re-iterate the dependency injection. <text:s/></text:span></text:p>
              <text:p text:style-name="P16"><text:span text:style-name="T6"/></text:p>
              <text:p text:style-name="P16"><text:span text:style-name="T6">No example of unravelling from request parameters, but highlight the simplicity, the simple adaption and delegation to the userService.</text:span></text:p>
            </draw:text-box>
          </draw:frame>
        </presentation:notes>
      </draw:page>
      <draw:page draw:name="3. Implement the View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3. Implement the Views</text:p>
          </draw:text-box>
        </draw:frame>
        <draw:custom-shape draw:name="Rectangle 3" draw:style-name="gr23" draw:text-style-name="P5" draw:layer="layout" svg:width="21.654cm" svg:height="9.737cm" svg:x="1.628cm" svg:y="5.715cm">
          <text:p text:style-name="P56"><text:span text:style-name="T28">&lt;html&gt;</text:span></text:p>
          <text:p text:style-name="P56"><text:span text:style-name="T28"><text:s text:c="4"/></text:span><text:span text:style-name="T28">&lt;head&gt;&lt;title&gt;</text:span><text:span text:style-name="T29">Your Reward</text:span><text:span text:style-name="T28">&lt;/title&gt;&lt;/head&gt;</text:span></text:p>
          <text:p text:style-name="P56"><text:span text:style-name="T29"><text:s text:c="4"/></text:span><text:span text:style-name="T28">&lt;body&gt;</text:span></text:p>
          <text:p text:style-name="P56"><text:span text:style-name="T29">Amount=&lt;s:property name=”%{reward.amount}”/&gt;</text:span></text:p>
          <text:p text:style-name="P56"><text:span text:style-name="T29">Date=&lt;s:property name=”%{reward.date}”/&gt;</text:span></text:p>
          <text:p text:style-name="P56"><text:span text:style-name="T29">Account=&lt;s:property name=”%{reward.account}”/&gt;</text:span></text:p>
          <text:p text:style-name="P56"><text:span text:style-name="T29">Merchant=&lt;s:property name=”%{reward.merchant}”/&gt;</text:span></text:p>
          <text:p text:style-name="P56"><text:span text:style-name="T28"><text:s text:c="4"/></text:span><text:span text:style-name="T28">&lt;/body&gt;</text:span></text:p>
          <text:p text:style-name="P56"><text:span text:style-name="T28">&lt;/html&gt;</text:span></text:p>
          <draw:enhanced-geometry svg:viewBox="0 0 21600 21600" draw:type="rectangle" draw:enhanced-path="M 0 0 L 21600 0 21600 21600 0 21600 0 0 Z N"/>
        </draw:custom-shape>
        <draw:custom-shape draw:name="Rectangle 4" draw:style-name="gr32" draw:text-style-name="P5" draw:layer="layout" svg:width="10.611cm" svg:height="1.048cm" svg:x="1.433cm" svg:y="4.657cm">
          <text:p text:style-name="P51"><text:span text:style-name="T7">/WEB-INF/views/rewardView.jsp</text:span></text:p>
          <draw:enhanced-geometry svg:viewBox="0 0 21600 21600" draw:type="rectangle" draw:enhanced-path="M 0 0 L 21600 0 21600 21600 0 21600 0 0 Z N"/>
        </draw:custom-shape>
        <draw:custom-shape draw:name="Text Box 5" draw:style-name="gr45" draw:text-style-name="P5" draw:id="id22" draw:layer="layout" svg:width="15.568cm" svg:height="0.972cm" svg:x="7.482cm" svg:y="13.97cm">
          <text:p text:style-name="P51"><text:span text:style-name="T9">References action properties by name via ValueStack</text:span></text:p>
          <draw:enhanced-geometry svg:viewBox="0 0 21600 21600" draw:type="mso-spt202" draw:enhanced-path="M 0 0 L 21600 0 21600 21600 0 21600 0 0 Z N"/>
        </draw:custom-shape>
        <draw:polyline draw:name="Line 6" draw:style-name="gr46" draw:text-style-name="P20" draw:id="id23" draw:layer="layout" svg:width="0.007cm" svg:height="0.824cm" svg:x="15.439cm" svg:y="13.145cm" svg:viewBox="0 0 8 825" draw:points="8,825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49"/>
          <draw:frame presentation:style-name="pr7" draw:text-style-name="P2" draw:layer="layout" svg:width="14.904cm" svg:height="12cm" svg:x="2.708cm" svg:y="12.668cm" presentation:class="notes" presentation:user-transformed="true">
            <draw:text-box>
              <text:p text:style-name="P16"><text:span text:style-name="T3">Mention here that the lab will show how to configure a simple view resolver, and a subsequent module will cover them in more depth.</text:span></text:p>
            </draw:text-box>
          </draw:frame>
        </presentation:notes>
      </draw:page>
      <draw:page draw:name="4. Configure the Ac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">4. Configure the Action</text:span></text:p>
          </draw:text-box>
        </draw:frame>
        <draw:custom-shape draw:name="Rectangle 4" draw:style-name="gr23" draw:text-style-name="P5" draw:layer="layout" svg:width="20.322cm" svg:height="3.98cm" svg:x="2.623cm" svg:y="6.773cm">
          <text:p text:id="id24" text:style-name="P52"><text:span text:style-name="T30">...</text:span></text:p>
          <text:p text:id="id25" text:style-name="P52"><text:span text:style-name="T30">&lt;action</text:span><text:span text:style-name="T10"> </text:span><text:span text:style-name="T31">name=</text:span><text:span text:style-name="T32">”viewReward”</text:span><text:span text:style-name="T31"> class</text:span><text:span text:style-name="T10">=</text:span><text:span text:style-name="T32">“rewards.internal.RewardAction”</text:span><text:span text:style-name="T30">&gt;</text:span></text:p>
          <text:p text:style-name="P52"><text:span text:style-name="T30"><text:s text:c="4"/></text:span><text:span text:style-name="T30">&lt;result</text:span><text:span text:style-name="T31"> name</text:span><text:span text:style-name="T10">=</text:span><text:span text:style-name="T32">“success”</text:span><text:span text:style-name="T30">&gt;</text:span><text:span text:style-name="T25">/WEB-INF/views/rewardView.jsp</text:span><text:span text:style-name="T30">&lt;/result&gt;</text:span></text:p>
          <text:p text:style-name="P52"><text:span text:style-name="T30">&lt;/action&gt;</text:span></text:p>
          <text:p text:style-name="P52"><text:span text:style-name="T30">...</text:span></text:p>
          <draw:enhanced-geometry svg:viewBox="0 0 21600 21600" draw:type="rectangle" draw:enhanced-path="M 0 0 L 21600 0 21600 21600 0 21600 0 0 Z N"/>
        </draw:custom-shape>
        <draw:custom-shape draw:name="Rectangle 6" draw:style-name="gr32" draw:text-style-name="P5" draw:layer="layout" svg:width="3.525cm" svg:height="1.048cm" svg:x="2.378cm" svg:y="5.715cm">
          <text:p text:style-name="P51"><text:span text:style-name="T7">struts.xm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0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5. Deploy and Test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5. Deploy and Test</text:p>
          </draw:text-box>
        </draw:frame>
        <draw:custom-shape draw:name="Text Box 5" draw:style-name="gr31" draw:text-style-name="P5" draw:layer="layout" svg:width="20.532cm" svg:height="1.048cm" svg:x="2.328cm" svg:y="6.35cm">
          <text:p text:style-name="P51"><text:span text:style-name="T8">http://localhost:8080/rewardsadmin/viewReward.action?id=1</text:span></text:p>
          <draw:enhanced-geometry svg:viewBox="0 0 21600 21600" draw:type="mso-spt202" draw:enhanced-path="M 0 0 L 21600 0 21600 21600 0 21600 0 0 Z N"/>
        </draw:custom-shape>
        <draw:custom-shape draw:name="Rectangle 6" draw:style-name="gr23" draw:text-style-name="P5" draw:id="id26" draw:layer="layout" svg:width="11.007cm" svg:height="5.08cm" svg:x="6.35cm" svg:y="8.255cm">
          <text:p text:style-name="P52"><text:span text:style-name="T9">Your Reward</text:span></text:p>
          <text:p text:style-name="P52"><text:span text:style-name="T9"/></text:p>
          <text:p text:style-name="P57"><text:span text:style-name="T9"><text:tab/></text:span><text:span text:style-name="T9">Amount = </text:span><text:span text:style-name="T33">$100.00</text:span></text:p>
          <text:p text:style-name="P52"><text:span text:style-name="T9"><text:s text:c="5"/></text:span><text:span text:style-name="T9">Date = </text:span><text:span text:style-name="T33">2006/12/29</text:span></text:p>
          <text:p text:style-name="P52"><text:span text:style-name="T9"><text:s text:c="5"/></text:span><text:span text:style-name="T9">Account Number = </text:span><text:span text:style-name="T33">123456789</text:span></text:p>
          <text:p text:style-name="P52"><text:span text:style-name="T9"><text:s text:c="5"/></text:span><text:span text:style-name="T9">Merchant Number = </text:span><text:span text:style-name="T33">1234567890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1"/>
          <draw:frame presentation:style-name="pr8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2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8">Struts 2 &amp; Spring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7cm" svg:y="2.002cm" draw:page-number="52"/>
          <draw:frame presentation:style-name="pr12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3" draw:display-name="Dash 3" draw:style="rect" draw:dots2="1" draw:dots2-length="0.141cm" draw:distance="0.105cm"/>
    <draw:stroke-dash draw:name="Dash_20_4" draw:display-name="Dash 4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8cm" fo:padding-right="0.268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truts 2.x <text:s/>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19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6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6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Subject Matter Expert</meta:initial-creator>
    <meta:creation-date>2006-09-22T09:51:11</meta:creation-date>
    <dc:creator>Colin Sampaleanu</dc:creator>
    <dc:date>2008-03-22T11:37:18</dc:date>
    <meta:editing-cycles>1201</meta:editing-cycles>
    <meta:editing-duration>P5DT10H45M41S</meta:editing-duration>
    <meta:user-defined meta:name="Info 1"/>
    <meta:user-defined meta:name="Info 2"/>
    <meta:user-defined meta:name="Info 3"/>
    <meta:user-defined meta:name="Info 4"/>
    <meta:document-statistic meta:object-count="361"/>
  </office:meta>
</office:document-meta>
</file>